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bfff"/>
    </style:style>
    <style:style style:name="T2" style:family="text">
      <style:text-properties fo:color="#00bfff" fo:font-weight="bold"/>
    </style:style>
    <style:style style:name="T3" style:family="text">
      <style:text-properties fo:color="#ff0000"/>
    </style:style>
    <style:style style:name="T4" style:family="text">
      <style:text-properties fo:color="#ff0000" fo:font-weight="bold"/>
    </style:style>
    <style:style style:name="T5" style:family="text">
      <style:text-properties fo:color="#808000"/>
    </style:style>
    <style:style style:name="T6" style:family="text">
      <style:text-properties fo:color="#808000" fo:font-weight="bold"/>
    </style:style>
    <style:style style:name="T7" style:family="text">
      <style:text-properties fo:color="#0000ff"/>
    </style:style>
    <style:style style:name="T8" style:family="text">
      <style:text-properties fo:color="#0000ff" fo:font-weight="bold"/>
    </style:style>
    <style:style style:name="T9" style:family="text">
      <style:text-properties fo:color="#800080"/>
    </style:style>
    <style:style style:name="T10" style:family="text">
      <style:text-properties fo:color="#800080" fo:font-weight="bold"/>
    </style:style>
    <style:style style:name="T11" style:family="text">
      <style:text-properties fo:color="#008000"/>
    </style:style>
    <style:style style:name="T12" style:family="text">
      <style:text-properties fo:color="#008000" fo:font-weight="bold"/>
    </style:style>
    <style:style style:name="T13" style:family="text">
      <style:text-properties fo:color="#00008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Joy Stick</text:span><text:span text:style-name="T1"> has been watching Stormy's and Watcher's house all this time</text:span></text:p>
      <text:p text:style-name="Text_20_body"><text:span text:style-name="T2">Joy Stick</text:span><text:span text:style-name="T1"> sneaks into the house through a broken window that Yoko made earlier and walks over to the couch Rabid's sleeping on</text:span></text:p>
      <text:p text:style-name="Text_20_body"><text:span text:style-name="T2">Joy Stick</text:span><text:span text:style-name="T1"> cuts the leash and burns Rabid's contract on the stove</text:span></text:p>
      <text:p text:style-name="Text_20_body"><text:span text:style-name="T2">Joy Stick</text:span><text:span text:style-name="T1"> leaves a sticky note on Rabid's face</text:span></text:p>
      <text:p text:style-name="Text_20_body"><text:span text:style-name="T2">Joy Stick</text:span>: *The sticky note reads:Don't leave the house,Yoko is going to save you one day...if you even love her anymore...call me!*</text:p>
      <text:p text:style-name="Text_20_body"><text:span text:style-name="T2">Joy Stick</text:span>: *The rest of the sticky note has a small phone number at the bottom of the sticky note*</text:p>
      <text:p text:style-name="Text_20_body"><text:span text:style-name="T2">Joy Stick</text:span><text:span text:style-name="T1"> kisses Rabid on the forehead and turns off the oven</text:span></text:p>
      <text:p text:style-name="Text_20_body"><text:span text:style-name="T2">Joy Stick</text:span><text:span text:style-name="T1"> also turns off the stove</text:span></text:p>
      <text:p text:style-name="Text_20_body"><text:span text:style-name="T2">Joy Stick</text:span><text:span text:style-name="T1"> sighs and leaves the house through the broken window and returns to her home to take a nap</text:span></text:p>
      <text:p text:style-name="Text_20_body"><text:span text:style-name="T2">Joy Stick</text:span> changed name to <text:span text:style-name="T4">Yoko</text:span></text:p>
      <text:p text:style-name="Text_20_body"><text:span text:style-name="T4">Yoko</text:span> was timed out 108 minutes ago</text:p>
      <text:p text:style-name="Text_20_body"><text:span text:style-name="T4">Yoko</text:span> joined the chat 107 minutes ago</text:p>
      <text:p text:style-name="Text_20_body"><text:span text:style-name="T6">Tenda</text:span> joined the chat 64 minutes ago</text:p>
      <text:p text:style-name="Text_20_body"><text:span text:style-name="T4">Yoko</text:span><text:span text:style-name="T3"> yawns</text:span></text:p>
      <text:p text:style-name="Text_20_body"><text:span text:style-name="T4">Yoko</text:span><text:span text:style-name="T3"> wakes up and stretches</text:span></text:p>
      <text:p text:style-name="Text_20_body"><text:span text:style-name="T4">Yoko</text:span><text:span text:style-name="T3"> goes downstairs to... find a new fridge?</text:span></text:p>
      <text:p text:style-name="Text_20_body"><text:span text:style-name="T4">Yoko</text:span><text:span text:style-name="T3"> notices a sticky note on it</text:span></text:p>
      <text:p text:style-name="Text_20_body"><text:span text:style-name="T4">Yoko</text:span>: *We are getting a new fridge so my Mom let me bring this over with the whooole fridge stocked with food- Love, Joy Stick,your number one fan*</text:p>
      <text:p text:style-name="Text_20_body"><text:span text:style-name="T4">Yoko</text:span><text:span text:style-name="T3"> smiles and shakes her head</text:span></text:p>
      <text:p text:style-name="Text_20_body"><text:span text:style-name="T4">Yoko</text:span><text:span text:style-name="T3"> grabs a large piece of ham and devours it</text:span></text:p>
      <text:p text:style-name="Text_20_body"><text:span text:style-name="T4">Yoko</text:span><text:span text:style-name="T3"> goes over to the couch and sits on it</text:span></text:p>
      <text:p text:style-name="Text_20_body"><text:span text:style-name="T8">Rabid</text:span> joined the chat 50 minutes ago</text:p>
      <text:p text:style-name="Text_20_body"><text:span text:style-name="T8">Rabid</text:span>: (wut? :hurrr: )</text:p>
      <text:p text:style-name="Text_20_body"><text:span text:style-name="T6">Tenda</text:span>: (I hope no one ever puts a note on my face, considering I am illiterate :hurrr: )</text:p>
      <text:p text:style-name="Text_20_body"><text:span text:style-name="T4">Yoko</text:span>: (Joy Stick left a sticky note on your face)</text:p>
      <text:p text:style-name="Text_20_body"><text:span text:style-name="T4">Yoko</text:span>: (She didn't rescue though :P)</text:p>
      <text:p text:style-name="Text_20_body"><text:span text:style-name="T4">Yoko</text:span>: (note me in Steam if you are super confused)</text:p>
      <text:p text:style-name="Text_20_body"><text:span text:style-name="T4">Yoko</text:span>: (i should actually go get some breakfast)</text:p>
      <text:p text:style-name="Text_20_body"><text:span text:style-name="T10">Watcher</text:span> joined the chat 5 seconds ago</text:p>
      <text:p text:style-name="Text_20_body"><text:span text:style-name="T8">Rabid</text:span> joined the chat </text:p>
      <text:p text:style-name="Text_20_body"><text:span text:style-name="T10">Watcher</text:span>: (My cat is an alarm clock :twilight: )</text:p>
      <text:p text:style-name="Text_20_body"><text:span text:style-name="T8">Rabid</text:span>: (welcome back. you've missed things that were... quite eventful. )</text:p>
      <text:p text:style-name="Text_20_body"><text:span text:style-name="T10">Watcher</text:span>: (I only see the climax ;-; )</text:p>
      <text:p text:style-name="Text_20_body"><text:span text:style-name="T10">Watcher</text:span><text:span text:style-name="T9"> wakes up from her bed, stretching</text:span></text:p>
      <text:p text:style-name="Text_20_body"><text:soft-page-break/><text:span text:style-name="T8">Rabid</text:span><text:span text:style-name="T7"> is still sleeping on the couch, caked in his own gooey mess</text:span></text:p>
      <text:p text:style-name="Text_20_body"><text:span text:style-name="T10">Watcher</text:span><text:span text:style-name="T9"> trails downstairs to see Rabid in the disgusting filth</text:span></text:p>
      <text:p text:style-name="Text_20_body"><text:span text:style-name="T10">Watcher</text:span>: Clean yourself up mutt, it's bad enough to see yourself as you are already.</text:p>
      <text:p text:style-name="Text_20_body"><text:span text:style-name="T8">Rabid</text:span><text:span text:style-name="T7"> continues snoring</text:span></text:p>
      <text:p text:style-name="Text_20_body"><text:span text:style-name="T10">Watcher</text:span><text:span text:style-name="T9"> feels slightly embarrassed to be talking to the sleeping slave, walking to the kitchen to get herself a glass of water</text:span></text:p>
      <text:p text:style-name="Text_20_body"><text:span text:style-name="T6">Tenda</text:span>: (ohi Watcher)</text:p>
      <text:p text:style-name="Text_20_body"><text:span text:style-name="T6">Tenda</text:span><text:span text:style-name="T5"> is uncomfortably asleep upstairs in the guest bedroom Storm showed her to</text:span></text:p>
      <text:p text:style-name="Text_20_body"><text:span text:style-name="T10">Watcher</text:span>: (Hi Tenda :3 Where are you in the RP?)</text:p>
      <text:p text:style-name="Text_20_body"><text:span text:style-name="T10">Watcher</text:span>: (Never mind XD)</text:p>
      <text:p text:style-name="Text_20_body"><text:span text:style-name="T8">Rabid</text:span>: ( 1311 lines in the paste O_O )</text:p>
      <text:p text:style-name="Text_20_body"><text:span text:style-name="T6">Tenda</text:span>: (WATCHER COME DO THINGS WITH ME)</text:p>
      <text:p text:style-name="Text_20_body"><text:span text:style-name="T6">Tenda</text:span>: (STORM HAS LEFT ME IRATE AND UNSATISFIED :whiney: )</text:p>
      <text:p text:style-name="Text_20_body"><text:span text:style-name="T8">Rabid</text:span>: (and he left ME caked in my own mess)</text:p>
      <text:p text:style-name="Text_20_body"><text:span text:style-name="T6">Tenda</text:span>: (oh you like it, you dirty pone you</text:p>
      <text:p text:style-name="Text_20_body"><text:span text:style-name="T8">Rabid</text:span>: (dink's probably reading the pastebin i gave 'em :rariwat: )</text:p>
      <text:p text:style-name="Text_20_body"><text:span text:style-name="T8">Rabid</text:span>: (i never said i didn't :celmmmmf: )</text:p>
      <text:p text:style-name="Text_20_body"><text:span text:style-name="T6">Tenda</text:span>: (was it just fun times or was there anything plot or relationship wise I should be made aware of)</text:p>
      <text:p text:style-name="Text_20_body"><text:span text:style-name="T8">Rabid</text:span>: (i'm not sure. storm was shockingly nice, giving me apples and whatnot, before turning into Stormette)</text:p>
      <text:p text:style-name="Text_20_body"><text:span text:style-name="T6">Tenda</text:span>: (Storm is always nice when you don't want him to be and vice versa :P )</text:p>
      <text:p text:style-name="Text_20_body"><text:span text:style-name="T6">Tenda</text:span>: (at least that has been my experience in the past trying to get him pissed</text:p>
      <text:p text:style-name="Text_20_body"><text:span text:style-name="T6">Tenda</text:span>: (the dynamic is different now &gt;​_&gt;​ )</text:p>
      <text:p text:style-name="Text_20_body"><text:span text:style-name="T4">Yoko</text:span>: (he's an ex-villian.. he doesn't do what you want :P )</text:p>
      <text:p text:style-name="Text_20_body"><text:span text:style-name="T4">Yoko</text:span><text:span text:style-name="T3"> sits alone on the couch staring in to the blank screen of the TV</text:span></text:p>
      <text:p text:style-name="Text_20_body"><text:span text:style-name="T10">Watcher</text:span>: (No I'm not Rabid :ajlie: Why would I ever be interested in that :hurrr: )</text:p>
      <text:p text:style-name="Text_20_body"><text:span text:style-name="T6">Tenda</text:span>: (Watcher Watcher Watcher pls :sweetieyes: )</text:p>
      <text:p text:style-name="Text_20_body"><text:span text:style-name="T10">Watcher</text:span><text:span text:style-name="T9"> presses a little button on a remote, opening the guest room door while taking a sip of her water</text:span></text:p>
      <text:p text:style-name="Text_20_body"><text:span text:style-name="T4">Yoko</text:span><text:span text:style-name="T3"> wonders if Rabid misses her</text:span></text:p>
      <text:p text:style-name="Text_20_body"><text:span text:style-name="T6">Tenda</text:span><text:span text:style-name="T5"> starts awake, looking around the bare room</text:span></text:p>
      <text:p text:style-name="Text_20_body"><text:span text:style-name="T4">Yoko</text:span><text:span text:style-name="T3"> sighs and searches for a good book on the bookshelf</text:span></text:p>
      <text:p text:style-name="Text_20_body"><text:span text:style-name="T6">Tenda</text:span>: ...I remember this. This is what's happening in my life now. :nnghaloo:</text:p>
      <text:p text:style-name="Text_20_body"><text:span text:style-name="T10">Watcher</text:span><text:span text:style-name="T9"> splashes the left over water into Tenda's face "Wake up slaves!"</text:span></text:p>
      <text:p text:style-name="Text_20_body"><text:span text:style-name="T4">Yoko</text:span><text:span text:style-name="T3"> finds a scrapbook of old memories with Rabid</text:span></text:p>
      <text:p text:style-name="Text_20_body"><text:span text:style-name="T6">Tenda</text:span><text:span text:style-name="T5"> groans</text:span></text:p>
      <text:p text:style-name="Text_20_body"><text:span text:style-name="T6">Tenda</text:span>: Thank you mistress.</text:p>
      <text:p text:style-name="Text_20_body"><text:soft-page-break/><text:span text:style-name="T4">Yoko</text:span><text:span text:style-name="T3"> cries a little bit and siffs</text:span></text:p>
      <text:p text:style-name="Text_20_body"><text:span text:style-name="T4">Yoko</text:span>: (sniffs)</text:p>
      <text:p text:style-name="Text_20_body"><text:span text:style-name="T6">Tenda</text:span><text:span text:style-name="T5"> checks her neck to see if she is still collared or leashed to anything</text:span></text:p>
      <text:p text:style-name="Text_20_body"><text:span text:style-name="T4">Yoko</text:span><text:span text:style-name="T3"> checks the scrapbook to see if Rabid left her anything in the scrapbook</text:span></text:p>
      <text:p text:style-name="Text_20_body"><text:span text:style-name="T10">Watcher</text:span>: (Rabid should be waking up due to that button :celmmmmf: )</text:p>
      <text:p text:style-name="Text_20_body"><text:span text:style-name="T6">Tenda</text:span>: (ohgod :wtf: )</text:p>
      <text:p text:style-name="Text_20_body"><text:span text:style-name="T10">Watcher</text:span><text:span text:style-name="T9"> grabs Tenda's leash, untieing it from the bed "Honestly, I don't see why he gave this thing a bed."</text:span></text:p>
      <text:p text:style-name="Text_20_body"><text:span text:style-name="T6">Tenda</text:span>: (Watcher for my parts remember I wasn't interested in the whole sexual side of this :wtf: )</text:p>
      <text:p text:style-name="Text_20_body"><text:span text:style-name="T6">Tenda</text:span>: Is it bad he did? I mean, c'mon. The bed was here.</text:p>
      <text:p text:style-name="Text_20_body"><text:span text:style-name="T10">Watcher</text:span>: (I remember :p )</text:p>
      <text:p text:style-name="Text_20_body"><text:span text:style-name="T4">Yoko</text:span>: (and this is why you staaaaaaaay with the craaaaazzzzzzzeeeeeeeeep​oneeeeeeeeeeeeeeeeee)</text:p>
      <text:p text:style-name="Text_20_body"><text:span text:style-name="T8">Rabid</text:span><text:span text:style-name="T7"> 's eyes shoot open</text:span></text:p>
      <text:p text:style-name="Text_20_body"><text:span text:style-name="T8">Rabid</text:span>: (ugh brb. i have some dishes to do )</text:p>
      <text:p text:style-name="Text_20_body"><text:span text:style-name="T6">Tenda</text:span>: ( :awesomecheer: )</text:p>
      <text:p text:style-name="Text_20_body"><text:span text:style-name="T10">Watcher</text:span>: Because mules like you don't deserve beds! *yanks on the leash* Now get up!</text:p>
      <text:p text:style-name="Text_20_body"><text:span text:style-name="T6">Tenda</text:span><text:span text:style-name="T5"> quietly growls, but does as Watcher asks and walks towards the hoof holding the leash</text:span></text:p>
      <text:p text:style-name="Text_20_body"><text:span text:style-name="T10">Watcher</text:span>: Good, now its time for your bath. *pulls on your leash, motioning you to come outside*</text:p>
      <text:p text:style-name="Text_20_body"><text:span text:style-name="T6">Tenda</text:span>: W-what?</text:p>
      <text:p text:style-name="Text_20_body"><text:span text:style-name="T6">Tenda</text:span>: I don't need a bath!</text:p>
      <text:p text:style-name="Text_20_body"><text:span text:style-name="T6">Tenda</text:span><text:span text:style-name="T5"> drags her heels as she follows</text:span></text:p>
      <text:p text:style-name="Text_20_body"><text:span text:style-name="T6">Tenda</text:span>: I-I.. I really don't like water... mistress...</text:p>
      <text:p text:style-name="Text_20_body"><text:span text:style-name="T10">Watcher</text:span><text:span text:style-name="T9"> hits your head "Yes you do! You're a filthy, disgusting, mule!"</text:span></text:p>
      <text:p text:style-name="Text_20_body"><text:span text:style-name="T6">Tenda</text:span><text:span text:style-name="T5"> whimpers, "Why do you call me MULE?"</text:span></text:p>
      <text:p text:style-name="Text_20_body"><text:span text:style-name="T10">Watcher</text:span>: You don't like water? Then you're going to love your bath... Because you're getting it anyway.</text:p>
      <text:p text:style-name="Text_20_body"><text:span text:style-name="T6">Tenda</text:span>: :wtf:</text:p>
      <text:p text:style-name="Text_20_body"><text:span text:style-name="T6">Tenda</text:span>: I...alright...</text:p>
      <text:p text:style-name="Text_20_body"><text:span text:style-name="T6">Tenda</text:span>: Don't really have a lot of options here, do I.</text:p>
      <text:p text:style-name="Text_20_body"><text:span text:style-name="T10">Watcher</text:span><text:span text:style-name="T9"> ties Tenda to a pole, walking over to the water hose</text:span></text:p>
      <text:p text:style-name="Text_20_body"><text:span text:style-name="T8">Rabid</text:span>: (back)</text:p>
      <text:p text:style-name="Text_20_body"><text:span text:style-name="T6">Tenda</text:span><text:span text:style-name="T5"> flattens her wings and antennae against herself as best she can</text:span></text:p>
      <text:p text:style-name="Text_20_body"><text:span text:style-name="T8">Rabid</text:span><text:span text:style-name="T7"> stands up, looking himself over, a mess, notices his collar has been cut in the night and begins to worry before looking out the window at Watcher and Tenda</text:span></text:p>
      <text:p text:style-name="Text_20_body"><text:span text:style-name="T4">Yoko</text:span>: (meanwhile,my brother decides to spray Axe in my room and now the horrible smell won't leave)</text:p>
      <text:p text:style-name="Text_20_body"><text:span text:style-name="T8">Rabid</text:span><text:span text:style-name="T7"> shifts around nervously as the buzzing continues</text:span></text:p>
      <text:p text:style-name="Text_20_body"><text:span text:style-name="T10">Watcher</text:span><text:span text:style-name="T9"> turns on the hose, immediately spurting out water at Tenda</text:span></text:p>
      <text:p text:style-name="Text_20_body"><text:soft-page-break/><text:span text:style-name="T4">Yoko</text:span>: (did you check the sticky note)</text:p>
      <text:p text:style-name="Text_20_body"><text:span text:style-name="T4">Yoko</text:span>: (or will i copy and paste that back)</text:p>
      <text:p text:style-name="Text_20_body"><text:span text:style-name="T4">Yoko</text:span>: (u.u)</text:p>
      <text:p text:style-name="Text_20_body"><text:span text:style-name="T6">Tenda</text:span><text:span text:style-name="T5"> turns hastily away from the stream of water, borne down against the ground</text:span></text:p>
      <text:p text:style-name="Text_20_body"><text:span text:style-name="T6">Tenda</text:span>: OKAYI'MCLEANMISTRESS.</text:p>
      <text:p text:style-name="Text_20_body"><text:span text:style-name="T6">Tenda</text:span><text:span text:style-name="T5"> sputters</text:span></text:p>
      <text:p text:style-name="Text_20_body"><text:span text:style-name="T6">Tenda</text:span><text:span text:style-name="T5"> stamps the ground repeatedly, trying to distract herself from the soreness of the cold water on her wings</text:span></text:p>
      <text:p text:style-name="Text_20_body"><text:span text:style-name="T10">Watcher</text:span><text:span text:style-name="T9"> walks up closer to Tenda, making the blast seem stronger as she gives a twisted chuckle</text:span></text:p>
      <text:p text:style-name="Text_20_body"><text:span text:style-name="T6">Tenda</text:span><text:span text:style-name="T5"> gurgles more, and falls over as the water just blasts all over her</text:span></text:p>
      <text:p text:style-name="Text_20_body"><text:span text:style-name="T10">Watcher</text:span><text:span text:style-name="T9"> turns off the water and laughs "Feeling clean yet?"</text:span></text:p>
      <text:p text:style-name="Text_20_body"><text:span text:style-name="T6">Tenda</text:span>: YESM.</text:p>
      <text:p text:style-name="Text_20_body"><text:span text:style-name="T6">Tenda</text:span>: PLEASETHANKYOUDONE.</text:p>
      <text:p text:style-name="Text_20_body"><text:span text:style-name="T6">Tenda</text:span>: Sorry and you're great, too. :toomuch:</text:p>
      <text:p text:style-name="Text_20_body"><text:span text:style-name="T6">Tenda</text:span><text:span text:style-name="T5"> shivers and shakes</text:span></text:p>
      <text:p text:style-name="Text_20_body"><text:span text:style-name="T8">Rabid</text:span><text:span text:style-name="T7"> runs to the window and cowers by the couch, completely forgetting about the note that was left on him</text:span></text:p>
      <text:p text:style-name="Text_20_body"><text:span text:style-name="T8">Rabid</text:span>: *from the window :facehoof:</text:p>
      <text:p text:style-name="Text_20_body"><text:span text:style-name="T10">Watcher</text:span>: Good girl... I might have a reward for you if you keep up this behavior.</text:p>
      <text:p text:style-name="Text_20_body"><text:span text:style-name="T6">Tenda</text:span><text:span text:style-name="T5"> tugs on her leash, at the pole</text:span></text:p>
      <text:p text:style-name="Text_20_body"><text:span text:style-name="T6">Tenda</text:span>: I...okay...</text:p>
      <text:p text:style-name="Text_20_body"><text:span text:style-name="T6">Tenda</text:span>: I like that better than 'mule...'</text:p>
      <text:p text:style-name="Text_20_body"><text:span text:style-name="T6">Tenda</text:span>: Thank you mistress...</text:p>
      <text:p text:style-name="Text_20_body"><text:span text:style-name="T10">Watcher</text:span><text:span text:style-name="T9"> smirks, upwrapping the leash from the pull and tugging on it back home</text:span></text:p>
      <text:p text:style-name="Text_20_body"><text:span text:style-name="T4">Yoko</text:span><text:span text:style-name="T3"> sighs and finishes looking at the scrapbook but notices some odd magic powers she has in the photographs</text:span></text:p>
      <text:p text:style-name="Text_20_body"><text:span text:style-name="T4">Yoko</text:span><text:span text:style-name="T3"> looks closer at the Ice Pony in the photographs</text:span></text:p>
      <text:p text:style-name="Text_20_body"><text:span text:style-name="T4">Yoko</text:span>: Is that Ice Pony... me?</text:p>
      <text:p text:style-name="Text_20_body"><text:span text:style-name="T6">Tenda</text:span><text:span text:style-name="T5"> trots beside Watcher, still dripping and shivering</text:span></text:p>
      <text:p text:style-name="Text_20_body"><text:span text:style-name="T8">Rabid</text:span>: (no. ice pony yoko never existed in this continuity :flail: )</text:p>
      <text:p text:style-name="Text_20_body"><text:span text:style-name="T4">Yoko</text:span>: (oh hurrr)</text:p>
      <text:p text:style-name="Text_20_body"><text:span text:style-name="T4">Yoko</text:span><text:span text:style-name="T3"> watches the ice pony fade away</text:span></text:p>
      <text:p text:style-name="Text_20_body"><text:span text:style-name="T4">Yoko</text:span><text:span text:style-name="T3"> looks as if she has been duped</text:span></text:p>
      <text:p text:style-name="Text_20_body"><text:span text:style-name="T4">Yoko</text:span><text:span text:style-name="T3"> sighs and puts the scrapbook away</text:span></text:p>
      <text:p text:style-name="Text_20_body"><text:span text:style-name="T10">Watcher</text:span><text:span text:style-name="T9"> pulls tightly on the leash, taking you over to the messing Rabid</text:span></text:p>
      <text:p text:style-name="Text_20_body"><text:span text:style-name="T10">Watcher</text:span>: *messy</text:p>
      <text:p text:style-name="Text_20_body"><text:span text:style-name="T6">Tenda</text:span><text:span text:style-name="T5"> looks Rabid over, turning slightly red at the smell</text:span></text:p>
      <text:p text:style-name="Text_20_body"><text:span text:style-name="T8">Rabid</text:span><text:span text:style-name="T7"> looks up at Watcher</text:span></text:p>
      <text:p text:style-name="Text_20_body"><text:soft-page-break/><text:span text:style-name="T10">Watcher</text:span>: As you can see, mutt here is- *notices the collar has been cut, grabbing her whip*</text:p>
      <text:p text:style-name="Text_20_body"><text:span text:style-name="T8">Rabid</text:span><text:span text:style-name="T7"> whimpers</text:span></text:p>
      <text:p text:style-name="Text_20_body"><text:span text:style-name="T6">Tenda</text:span><text:span text:style-name="T5"> sinks a little lower to the ground upon seeing Watcher return with the whip</text:span></text:p>
      <text:p text:style-name="Text_20_body"><text:span text:style-name="T10">Watcher</text:span><text:span text:style-name="T9"> growls, retrieving another collar from the bag and tightly squeezes it around Rabid's neck "Don't you dare do that again?!", slapping you aside the head</text:span></text:p>
      <text:p text:style-name="Text_20_body"><text:span text:style-name="T6">Tenda</text:span>: Er..</text:p>
      <text:p text:style-name="Text_20_body"><text:span text:style-name="T8">Rabid</text:span>: I'm sorry Mistress. I don't know what happened. I just woke up like that!</text:p>
      <text:p text:style-name="Text_20_body"><text:span text:style-name="T6">Tenda</text:span><text:span text:style-name="T5"> , standing behind Watcher, tries to mouth something silently to him</text:span></text:p>
      <text:p text:style-name="Text_20_body"><text:span text:style-name="T6">Tenda</text:span><text:span text:style-name="T5"> speaks soundlessly, "Are you OK?"</text:span></text:p>
      <text:p text:style-name="Text_20_body"><text:span text:style-name="T8">Rabid</text:span><text:span text:style-name="T7"> quickly glances at Tenda</text:span></text:p>
      <text:p text:style-name="Text_20_body"><text:span text:style-name="T8">Rabid</text:span><text:span text:style-name="T7"> quickly nods before returning to looking at Watcher</text:span></text:p>
      <text:p text:style-name="Text_20_body"><text:span text:style-name="T10">Watcher</text:span><text:span text:style-name="T9"> hits Rabid again "Excuses... Mule, you see the mess over mutt? Here is your reward... Lunch."</text:span></text:p>
      <text:p text:style-name="Text_20_body"><text:span text:style-name="T8">Rabid</text:span><text:span text:style-name="T7"> whimpers</text:span></text:p>
      <text:p text:style-name="Text_20_body"><text:span text:style-name="T6">Tenda</text:span><text:span text:style-name="T5"> cringes</text:span></text:p>
      <text:p text:style-name="Text_20_body"><text:span text:style-name="T6">Tenda</text:span>: Unnh, before I say anything...</text:p>
      <text:p text:style-name="Text_20_body"><text:span text:style-name="T6">Tenda</text:span>: Am I allowed to say anything?</text:p>
      <text:p text:style-name="Text_20_body"><text:span text:style-name="T10">Watcher</text:span>: It's either this, or no food for another day.</text:p>
      <text:p text:style-name="Text_20_body"><text:span text:style-name="T6">Tenda</text:span>: Oh I just meant...</text:p>
      <text:p text:style-name="Text_20_body"><text:span text:style-name="T6">Tenda</text:span>: Can I talk to the mutt...</text:p>
      <text:p text:style-name="Text_20_body"><text:span text:style-name="T6">Tenda</text:span>: While I ... eat?</text:p>
      <text:p text:style-name="Text_20_body"><text:span text:style-name="T10">Watcher</text:span><text:span text:style-name="T9"> rolls her eyes "You /may/."</text:span></text:p>
      <text:p text:style-name="Text_20_body"><text:span text:style-name="T10">Watcher</text:span>: But if I head anything I don't like... *snaps her whip*</text:p>
      <text:p text:style-name="Text_20_body"><text:span text:style-name="T6">Tenda</text:span><text:span text:style-name="T5"> begins, slowly, licking the spunk off of Rabid, starting low and working her way up</text:span></text:p>
      <text:p text:style-name="Text_20_body"><text:span text:style-name="T10">Watcher</text:span><text:span text:style-name="T9"> grabs the little pad again, circling her hoof over the nob</text:span></text:p>
      <text:p text:style-name="Text_20_body"><text:span text:style-name="T8">Rabid</text:span><text:span text:style-name="T7"> lies on his back to give Tenda better access, squirming slightly</text:span></text:p>
      <text:p text:style-name="Text_20_body"><text:span text:style-name="T6">Tenda</text:span><text:span text:style-name="T5"> has to lick several times at first, her tongue and mouth dry from the conditions of their captivity</text:span></text:p>
      <text:p text:style-name="Text_20_body"><text:span text:style-name="T4">Yoko</text:span><text:span text:style-name="T3"> wonders if there is someway to contact either Stormy or Watcher</text:span></text:p>
      <text:p text:style-name="Text_20_body"><text:span text:style-name="T6">Tenda</text:span><text:span text:style-name="T5"> slowly begins to work faster though, and suddenly moves up to Rabid's face, licking his cheek</text:span></text:p>
      <text:p text:style-name="Text_20_body"><text:span text:style-name="T6">Tenda</text:span><text:span text:style-name="T5"> whispers, "Why didn't you run?"</text:span></text:p>
      <text:p text:style-name="Text_20_body"><text:span text:style-name="T10">Watcher</text:span><text:span text:style-name="T9"> slightly turns the nob clockwise</text:span></text:p>
      <text:p text:style-name="Text_20_body"><text:span text:style-name="T8">Rabid</text:span><text:span text:style-name="T7"> tentatively smiles at Tenda "Because you're still here"</text:span></text:p>
      <text:p text:style-name="Text_20_body"><text:span text:style-name="T8">Rabid</text:span><text:span text:style-name="T7"> lets out a low moan as the knob is turned</text:span></text:p>
      <text:p text:style-name="Text_20_body"><text:span text:style-name="T6">Tenda</text:span>: B--</text:p>
      <text:p text:style-name="Text_20_body"><text:span text:style-name="T6">Tenda</text:span><text:span text:style-name="T5"> looks strangely at Rabid</text:span></text:p>
      <text:p text:style-name="Text_20_body"><text:span text:style-name="T6">Tenda</text:span><text:span text:style-name="T5"> backs down to his tummy and chest again, picking up where she left off licking him clean</text:span></text:p>
      <text:p text:style-name="Text_20_body"><text:soft-page-break/><text:span text:style-name="T10">Watcher</text:span>: I'm sure your little friend is enjoying himself...</text:p>
      <text:p text:style-name="Text_20_body"><text:span text:style-name="T6">Tenda</text:span><text:span text:style-name="T5"> muffled against Rabid's chest, lifting her eyes to look into his, "Don't wait for me...you can come back if you have to."</text:span></text:p>
      <text:p text:style-name="Text_20_body"><text:span text:style-name="T6">Tenda</text:span><text:span text:style-name="T5"> licks her lips, pausing briefly</text:span></text:p>
      <text:p text:style-name="Text_20_body"><text:span text:style-name="T8">Rabid</text:span><text:span text:style-name="T7"> whispers "I'm not leaving you here"</text:span></text:p>
      <text:p text:style-name="Text_20_body"><text:span text:style-name="T8">Rabid</text:span><text:span text:style-name="T7"> blushes and squirms</text:span></text:p>
      <text:p text:style-name="Text_20_body"><text:span text:style-name="T10">Watcher</text:span><text:span text:style-name="T9"> increases the frequency more</text:span></text:p>
      <text:p text:style-name="Text_20_body"><text:span text:style-name="T6">Tenda</text:span><text:span text:style-name="T5"> sighs, patting Rabid once with a hoof before starting to slurp again</text:span></text:p>
      <text:p text:style-name="Text_20_body"><text:span text:style-name="T8">Rabid</text:span><text:span text:style-name="T7"> looks up at Watcher, desperate, blushing deeply</text:span></text:p>
      <text:p text:style-name="Text_20_body"><text:span text:style-name="T6">Tenda</text:span><text:span text:style-name="T5"> , growing frustrated with the sugar-less taste, just begins to drizzle her saliva over Rabid and rub away the seed between licks</text:span></text:p>
      <text:p text:style-name="Text_20_body"><text:span text:style-name="T10">Watcher</text:span>: I hope you are enjoying lunch... That's all you get for today. *smirks down st Rabid, playing with the knob in her hoof*</text:p>
      <text:p text:style-name="Text_20_body"><text:span text:style-name="T6">Tenda</text:span><text:span text:style-name="T5"> wipes Rabid clean, and for her final lick, leans in a little closer and kisses him on the cheek instead</text:span></text:p>
      <text:p text:style-name="Text_20_body"><text:span text:style-name="T6">Tenda</text:span>: I...it was very enjoyable, mistress.</text:p>
      <text:p text:style-name="Text_20_body"><text:span text:style-name="T6">Tenda</text:span>: Thank you so much.</text:p>
      <text:p text:style-name="Text_20_body"><text:span text:style-name="T6">Tenda</text:span><text:span text:style-name="T5"> looks sadly down at Rabid while she speaks</text:span></text:p>
      <text:p text:style-name="Text_20_body"><text:span text:style-name="T8">Rabid</text:span><text:span text:style-name="T7"> looks up at Tenda and Watcher as he squirms despite trying not to, his face changing slightly as Watcher plays with the knob</text:span></text:p>
      <text:p text:style-name="Text_20_body"><text:span text:style-name="T6">Tenda</text:span><text:span text:style-name="T5"> 's expression also slowly changes to one of confusion</text:span></text:p>
      <text:p text:style-name="Text_20_body"><text:span text:style-name="T4">Yoko</text:span><text:span text:style-name="T3"> searches around the house for any magical items</text:span></text:p>
      <text:p text:style-name="Text_20_body"><text:span text:style-name="T6">Tenda</text:span><text:span text:style-name="T5"> turns to follow Rabid's gaze, spotting Watcher and the control in her hoof</text:span></text:p>
      <text:p text:style-name="Text_20_body"><text:span text:style-name="T10">Watcher</text:span><text:span text:style-name="T9"> turns it up to max, grabbing hold of Tenda's leash and pulling her up</text:span></text:p>
      <text:p text:style-name="Text_20_body"><text:span text:style-name="T4">Yoko</text:span><text:span text:style-name="T3"> doesn't find anything and sighs</text:span></text:p>
      <text:p text:style-name="Text_20_body"><text:span text:style-name="T6">Tenda</text:span><text:span text:style-name="T5"> yelps, and can only watch at Watcher's side</text:span></text:p>
      <text:p text:style-name="Text_20_body"><text:span text:style-name="T8">Rabid</text:span><text:span text:style-name="T7"> blushes deeply as a buzz is audible in the room and his stallionhood slowly rises</text:span></text:p>
      <text:p text:style-name="Text_20_body"><text:span text:style-name="T6">Tenda</text:span>: That...wow.</text:p>
      <text:p text:style-name="Text_20_body"><text:span text:style-name="T6">Tenda</text:span>: Nngh.</text:p>
      <text:p text:style-name="Text_20_body"><text:span text:style-name="T6">Tenda</text:span><text:span text:style-name="T5"> grimaces before lowering her head and eyes to the floor</text:span></text:p>
      <text:p text:style-name="Text_20_body"><text:span text:style-name="T4">Yoko</text:span>: (just tell me if you want to be saved soooooooooon)</text:p>
      <text:p text:style-name="Text_20_body"><text:span text:style-name="T6">Tenda</text:span>: Seeing this is a pretty good reminder to be good...</text:p>
      <text:p text:style-name="Text_20_body"><text:span text:style-name="T8">Rabid</text:span>: (i dooooooooon't)</text:p>
      <text:p text:style-name="Text_20_body"><text:span text:style-name="T4">Yoko</text:span>: (kay i'll just go pway some gaems)</text:p>
      <text:p text:style-name="Text_20_body"><text:span text:style-name="T8">Rabid</text:span><text:span text:style-name="T7"> continues to blush, looking away from Tenda</text:span></text:p>
      <text:p text:style-name="Text_20_body"><text:span text:style-name="T4">Yoko</text:span>: (maybe i'll watch my brother play COD)</text:p>
      <text:p text:style-name="Text_20_body"><text:span text:style-name="T10">Watcher</text:span>: It seems the mute likes it, mule... I think I should leave him like this for a few minutes.</text:p>
      <text:p text:style-name="Text_20_body"><text:span text:style-name="T6">Tenda</text:span>: A-as you wish...</text:p>
      <text:p text:style-name="Text_20_body"><text:soft-page-break/><text:span text:style-name="T6">Tenda</text:span>: You're the smart one. :fluttersmith:</text:p>
      <text:p text:style-name="Text_20_body"><text:span text:style-name="T10">Watcher</text:span><text:span text:style-name="T9"> yanks on Tenda's leash "Come, you are going to serve me lunch."</text:span></text:p>
      <text:p text:style-name="Text_20_body"><text:span text:style-name="T6">Tenda</text:span><text:span text:style-name="T5"> whimpers and follows Watcher, with a glance back at Rabid</text:span></text:p>
      <text:p text:style-name="Text_20_body"><text:span text:style-name="T8">Rabid</text:span><text:span text:style-name="T7"> squirms about on the floor, stallionhood in the air, leash pulled taught</text:span></text:p>
      <text:p text:style-name="Text_20_body"><text:span text:style-name="T6">Tenda</text:span>: What, um, lunch does the mistress want..?</text:p>
      <text:p text:style-name="Text_20_body"><text:span text:style-name="T10">Watcher</text:span><text:span text:style-name="T9"> leaves Tenda tried in the kitchen "There are sandviches in the fridge. Retrieve them for me and feed me."</text:span></text:p>
      <text:p text:style-name="Text_20_body"><text:span text:style-name="T6">Tenda</text:span>: ...how does one open a fridge?</text:p>
      <text:p text:style-name="Text_20_body"><text:span text:style-name="T6">Tenda</text:span>: I... never figured this out back at Yoko's place. :toomuch:</text:p>
      <text:p text:style-name="Text_20_body"><text:span text:style-name="T4">Yoko</text:span>: (oooooh</text:p>
      <text:p text:style-name="Text_20_body"><text:span text:style-name="T4">Yoko</text:span>: (someponies going to get slapped)</text:p>
      <text:p text:style-name="Text_20_body"><text:span text:style-name="T4">Yoko</text:span>: (:good:)</text:p>
      <text:p text:style-name="Text_20_body"><text:span text:style-name="T6">Tenda</text:span><text:span text:style-name="T5"> shoves the refrigerator door as hard as she can</text:span></text:p>
      <text:p text:style-name="Text_20_body"><text:span text:style-name="T10">Watcher</text:span><text:span text:style-name="T9"> growls "Put your hoof around the handle... And pull open, mule."</text:span></text:p>
      <text:p text:style-name="Text_20_body"><text:span text:style-name="T6">Tenda</text:span><text:span text:style-name="T5"> looks around, decides that only the handle can be the handle, and does as Watcher says</text:span></text:p>
      <text:p text:style-name="Text_20_body"><text:span text:style-name="T6">Tenda</text:span><text:span text:style-name="T5"> looks into the fridge with utter bewilderment :wtf:</text:span></text:p>
      <text:p text:style-name="Text_20_body"><text:span text:style-name="T6">Tenda</text:span>: Sandviches are... those have the bread, right?</text:p>
      <text:p text:style-name="Text_20_body"><text:span text:style-name="T6">Tenda</text:span><text:span text:style-name="T5"> leans back to look at Watcher, "The bread and the things?"</text:span></text:p>
      <text:p text:style-name="Text_20_body"><text:span text:style-name="T4">Yoko</text:span>: (does Tenda know that she has to hoooold the door open?)</text:p>
      <text:p text:style-name="Text_20_body"><text:span text:style-name="T4">Yoko</text:span>: (ehehehhe)</text:p>
      <text:p text:style-name="Text_20_body"><text:span text:style-name="T6">Tenda</text:span>: (Tenda knows that, but Tenda could potentially LEAVE the door open)</text:p>
      <text:p text:style-name="Text_20_body"><text:span text:style-name="T6">Tenda</text:span>: (Not in a simple situation like this though :P )</text:p>
      <text:p text:style-name="Text_20_body"><text:span text:style-name="T10">Watcher</text:span>: Yes yes, get it slave. I'm hungry.</text:p>
      <text:p text:style-name="Text_20_body"><text:span text:style-name="T6">Tenda</text:span><text:span text:style-name="T5"> grabs everything that looks like bread is involved, and shuts the fridge door behind her</text:span></text:p>
      <text:p text:style-name="Text_20_body"><text:span text:style-name="T6">Tenda</text:span><text:span text:style-name="T5"> ambles over to Watcher, and drops the pile of food on her lap</text:span></text:p>
      <text:p text:style-name="Text_20_body"><text:span text:style-name="T6">Tenda</text:span>: That's good, mistress?</text:p>
      <text:p text:style-name="Text_20_body"><text:span text:style-name="T10">Watcher</text:span><text:span text:style-name="T9"> licks her muzzle and looks down at the sandviches "Yes, very good. Now lay on the floor and wait for me to finish eating."</text:span></text:p>
      <text:p text:style-name="Text_20_body"><text:span text:style-name="T6">Tenda</text:span><text:span text:style-name="T5"> drops to the floor. o-o</text:span></text:p>
      <text:p text:style-name="Text_20_body"><text:span text:style-name="T6">Tenda</text:span>: Can I... can the mule do anything else for mistress?</text:p>
      <text:p text:style-name="Text_20_body"><text:span text:style-name="T8">Rabid</text:span><text:span text:style-name="T7"> tries to muffle his moans in the other room</text:span></text:p>
      <text:p text:style-name="Text_20_body"><text:span text:style-name="T6">Tenda</text:span><text:span text:style-name="T5"> can only clench her eyes closed in trying to both mask her attention to Rabid and to her own displeasure</text:span></text:p>
      <text:p text:style-name="Text_20_body"><text:span text:style-name="T10">Watcher</text:span>: Yes you can, slave. *holds her bottom hooves out* Hoof rub.</text:p>
      <text:p text:style-name="Text_20_body"><text:span text:style-name="T6">Tenda</text:span><text:span text:style-name="T5"> muffles a whimper, and begins ... clumsily, completely and totally unsure of what she is supposed to do here ... rubbing Watcher's hooves with her own?</text:span></text:p>
      <text:p text:style-name="Text_20_body"><text:span text:style-name="T10">Watcher</text:span><text:span text:style-name="T9"> eats the sandvich slowly as you rub her hooves, crumbs drip off and land on the floor in front of Tenda and in her mane</text:span></text:p>
      <text:p text:style-name="Text_20_body"><text:soft-page-break/><text:span text:style-name="T6">Tenda</text:span>: You have such... beautiful legs, mistress...</text:p>
      <text:p text:style-name="Text_20_body"><text:span text:style-name="T6">Tenda</text:span>: Really definitely...</text:p>
      <text:p text:style-name="Text_20_body"><text:span text:style-name="T10">Watcher</text:span>: Of course I do... Now lick them. *shoves the bottom of her hoof in front of Tenda's face, taking a huge bite out of the sandvich*</text:p>
      <text:p text:style-name="Text_20_body"><text:span text:style-name="T6">Tenda</text:span><text:span text:style-name="T5"> stifles another whimper, and begins to disinterestedly lick the sides of Watcher's hooves</text:span></text:p>
      <text:p text:style-name="Text_20_body"><text:span text:style-name="T10">Watcher</text:span><text:span text:style-name="T9"> laughs a bit insanely "You enjoy licking up all the things I'vr stepped in?"</text:span></text:p>
      <text:p text:style-name="Text_20_body"><text:span text:style-name="T6">Tenda</text:span><text:span text:style-name="T5"> glumly and lifelessly responds, "Yes, mistress.."</text:span></text:p>
      <text:p text:style-name="Text_20_body"><text:span text:style-name="T6">Tenda</text:span><text:span text:style-name="T5"> continues licking Watcher's hooves, even, with a cringe, beginning to lick the undersides of them</text:span></text:p>
      <text:p text:style-name="Text_20_body"><text:span text:style-name="T10">Watcher</text:span><text:span text:style-name="T9"> rubs the bottom of her hoof over Tenda's tongue "I made sure to take a walk through the farm the other day."</text:span></text:p>
      <text:p text:style-name="Text_20_body"><text:span text:style-name="T6">Tenda</text:span><text:span text:style-name="T5"> whimpers, this time audibly and obviously</text:span></text:p>
      <text:p text:style-name="Text_20_body"><text:span text:style-name="T6">Tenda</text:span>: V-V-Very good... mist...ress...</text:p>
      <text:p text:style-name="Text_20_body"><text:span text:style-name="T10">Watcher</text:span><text:span text:style-name="T9"> finishes her sandvich with a chuckle, pulling her hoof back "That's enough now."</text:span></text:p>
      <text:p text:style-name="Text_20_body"><text:span text:style-name="T10">Watcher</text:span>: How about we check on you mutt friend?</text:p>
      <text:p text:style-name="Text_20_body"><text:span text:style-name="T6">Tenda</text:span><text:span text:style-name="T5"> answers with her tongue hanging out of her muzzle, "Yesh.."</text:span></text:p>
      <text:p text:style-name="Text_20_body"><text:span text:style-name="T8">Rabid</text:span><text:span text:style-name="T7"> moans from the other room</text:span></text:p>
      <text:p text:style-name="Text_20_body"><text:span text:style-name="T10">Watcher</text:span><text:span text:style-name="T9"> stands up, pulling your leash free and dragging you back to Rabid</text:span></text:p>
      <text:p text:style-name="Text_20_body"><text:span text:style-name="T10">Watcher</text:span>: Hello mutt, enjoying yourself?</text:p>
      <text:p text:style-name="Text_20_body"><text:span text:style-name="T6">Tenda</text:span><text:span text:style-name="T5"> stands at Watcher's heel</text:span></text:p>
      <text:p text:style-name="Text_20_body"><text:span text:style-name="T8">Rabid</text:span><text:span text:style-name="T7"> whimpers on the floor amid the buzzing, his stallionhood hard as diamonds, looking up at Watcher and Tenda blushing</text:span></text:p>
      <text:p text:style-name="Text_20_body"><text:span text:style-name="T6">Tenda</text:span><text:span text:style-name="T5"> turns away, herself blushing slightly</text:span></text:p>
      <text:p text:style-name="Text_20_body"><text:span text:style-name="T10">Watcher</text:span><text:span text:style-name="T9"> turns the button off after trying Tenda up the the couch "Well Rabid... You look like you had fun."</text:span></text:p>
      <text:p text:style-name="Text_20_body"><text:span text:style-name="T10">Watcher</text:span>: *mutt :hurrr:</text:p>
      <text:p text:style-name="Text_20_body"><text:span text:style-name="T6">Tenda</text:span><text:span text:style-name="T5"> lowers herself to the floor and watches o-o</text:span></text:p>
      <text:p text:style-name="Text_20_body"><text:span text:style-name="T12">Newblood</text:span> joined the chat </text:p>
      <text:p text:style-name="Text_20_body"><text:span text:style-name="T8">Rabid</text:span><text:span text:style-name="T7"> pants, his stallionhood bobbing in the air, unsure whether or not he should say anything</text:span></text:p>
      <text:p text:style-name="Text_20_body"><text:span text:style-name="T8">Rabid</text:span><text:span text:style-name="T7"> 's tongue hands out of his mouth</text:span></text:p>
      <text:p text:style-name="Text_20_body"><text:span text:style-name="T10">Watcher</text:span><text:span text:style-name="T9"> raises her hoof, ready to smack "Well mutt! Answer!"</text:span></text:p>
      <text:p text:style-name="Text_20_body"><text:span text:style-name="T4">Yoko</text:span>: (in the end i still have some pony to talk to,even if he just plays music all day and doesn't talk to me much)</text:p>
      <text:p text:style-name="Text_20_body"><text:span text:style-name="T8">Rabid</text:span>: ThankyouMistress!</text:p>
      <text:p text:style-name="Text_20_body"><text:span text:style-name="T6">Tenda</text:span><text:span text:style-name="T5"> patiently watches Rabid and Watcher</text:span></text:p>
      <text:p text:style-name="Text_20_body"><text:span text:style-name="T12">Newblood</text:span>: (I was gonna come back as kinda a Alfred/Emilio type thing :hurrr: )</text:p>
      <text:p text:style-name="Text_20_body"><text:span text:style-name="T6">Tenda</text:span><text:span text:style-name="T5"> privately thinks, "Should I even be aiming for a 'reward'?" :toomuch:</text:span></text:p>
      <text:p text:style-name="Text_20_body"><text:span text:style-name="T10">Watcher</text:span><text:span text:style-name="T9"> chuckles a bit, schemingly "Do you want more, filthy mutt?"</text:span></text:p>
      <text:p text:style-name="Text_20_body"><text:soft-page-break/><text:span text:style-name="T8">Rabid</text:span><text:span text:style-name="T7"> nervously and quickly nods "YesMistress"</text:span></text:p>
      <text:p text:style-name="Text_20_body"><text:span text:style-name="T10">Watcher</text:span><text:span text:style-name="T9"> pulls out her box from the drawer, pulling out the same book Rabid had used on Tenda "Good, now I have an idea."</text:span></text:p>
      <text:p text:style-name="Text_20_body"><text:span text:style-name="T8">Rabid</text:span>: Whe-where did you get that?</text:p>
      <text:p text:style-name="Text_20_body"><text:span text:style-name="T6">Tenda</text:span>: ...what. :wtf:</text:p>
      <text:p text:style-name="Text_20_body"><text:span text:style-name="T10">Watcher</text:span>: I took it from your old house of course. Since you won't be needing it now.</text:p>
      <text:p text:style-name="Text_20_body"><text:span text:style-name="T8">Rabid</text:span><text:span text:style-name="T7"> shifts his eyes between Watcher and Tenda</text:span></text:p>
      <text:p text:style-name="Text_20_body"><text:span text:style-name="T6">Tenda</text:span>: M-mistress, please...</text:p>
      <text:p text:style-name="Text_20_body"><text:span text:style-name="T6">Tenda</text:span>: Can we not do any... magical things...</text:p>
      <text:p text:style-name="Text_20_body"><text:span text:style-name="T6">Tenda</text:span>: P--p-please?</text:p>
      <text:p text:style-name="Text_20_body"><text:span text:style-name="T6">Tenda</text:span>: To anyone?</text:p>
      <text:p text:style-name="Text_20_body"><text:span text:style-name="T6">Tenda</text:span><text:span text:style-name="T5"> rubs against one of Watcher's forelegs</text:span></text:p>
      <text:p text:style-name="Text_20_body"><text:span text:style-name="T10">Watcher</text:span><text:span text:style-name="T9"> turns around and snaps at Tenda "Shut up, ugly mule!"</text:span></text:p>
      <text:p text:style-name="Text_20_body"><text:span text:style-name="T6">Tenda</text:span><text:span text:style-name="T5"> whimpers and nods</text:span></text:p>
      <text:p text:style-name="Text_20_body"><text:span text:style-name="T10">Watcher</text:span><text:span text:style-name="T9"> flips to a page in the book "Ah! Here we are!", beginning to chant in a ancient language as a light envolpes around herself</text:span></text:p>
      <text:p text:style-name="Text_20_body"><text:span text:style-name="T8">Rabid</text:span><text:span text:style-name="T7"> gasps as Watch uses the spell</text:span></text:p>
      <text:p text:style-name="Text_20_body"><text:span text:style-name="T4">Yoko</text:span>: (damn it Alfred/Emilio guy get down here and entertain me on my broken piano somehow)</text:p>
      <text:p text:style-name="Text_20_body"><text:span text:style-name="T4">Yoko</text:span>: (or call to get it fixed and play it)</text:p>
      <text:p text:style-name="Text_20_body"><text:span text:style-name="T4">Yoko</text:span><text:span text:style-name="T3"> remembers that Newblood still lives in her house</text:span></text:p>
      <text:p text:style-name="Text_20_body"><text:span text:style-name="T4">Yoko</text:span><text:span text:style-name="T3"> crawls upstairs and looks around for newblood</text:span></text:p>
      <text:p text:style-name="Text_20_body"><text:span text:style-name="T4">Yoko</text:span>: Newbloooood?</text:p>
      <text:p text:style-name="Text_20_body"><text:span text:style-name="T4">Yoko</text:span><text:span text:style-name="T3"> hopes that Newblood still has a 'shell'</text:span></text:p>
      <text:p text:style-name="Text_20_body"><text:span text:style-name="T10">Watcher</text:span><text:span text:style-name="T9"> grows as the light surrounds her, her body begins to change</text:span></text:p>
      <text:p text:style-name="Text_20_body"><text:span text:style-name="T10">Watcher</text:span> changed name to <text:span text:style-name="T10">Dink</text:span></text:p>
      <text:p text:style-name="Text_20_body"><text:span text:style-name="T12">Newblood</text:span><text:span text:style-name="T11"> appears from absolutely nowhere behind Yoko, "yeees?"</text:span></text:p>
      <text:p text:style-name="Text_20_body"><text:span text:style-name="T8">Rabid</text:span>: Mi-Mistress?</text:p>
      <text:p text:style-name="Text_20_body"><text:span text:style-name="T6">Tenda</text:span>: o-o</text:p>
      <text:p text:style-name="Text_20_body"><text:span text:style-name="T6">Tenda</text:span>: I... didn't expect this?</text:p>
      <text:p text:style-name="Text_20_body"><text:span text:style-name="T6">Tenda</text:span>: That probably means this is somehow worse than my worst fears. :nnghaloo:</text:p>
      <text:p text:style-name="Text_20_body"><text:span text:style-name="T4">Yoko</text:span><text:span text:style-name="T3"> turns to face Newblood</text:span></text:p>
      <text:p text:style-name="Text_20_body"><text:span text:style-name="T10">Dink</text:span><text:span text:style-name="T9"> falls to the ground, shocking standing up and wiping his body "It's been a while..."</text:span></text:p>
      <text:p text:style-name="Text_20_body"><text:span text:style-name="T4">Yoko</text:span>: Entertain me,Newblood.</text:p>
      <text:p text:style-name="Text_20_body"><text:span text:style-name="T6">Tenda</text:span>: ...oh that's a new level of terror. :wtf:</text:p>
      <text:p text:style-name="Text_20_body"><text:span text:style-name="T8">Rabid</text:span><text:span text:style-name="T7"> looks fearfully at Tenda</text:span></text:p>
      <text:p text:style-name="Text_20_body"><text:span text:style-name="T4">Yoko</text:span>: (i'll make sure you guys get therapists after this)</text:p>
      <text:p text:style-name="Text_20_body"><text:span text:style-name="T4">Yoko</text:span>: (hahahhaah)</text:p>
      <text:p text:style-name="Text_20_body"><text:soft-page-break/><text:span text:style-name="T8">Rabid</text:span>: (brb)</text:p>
      <text:p text:style-name="Text_20_body"><text:span text:style-name="T4">Yoko</text:span>: DO your little portal thingy or something</text:p>
      <text:p text:style-name="Text_20_body"><text:span text:style-name="T4">Yoko</text:span>: or get my piano fixed please?</text:p>
      <text:p text:style-name="Text_20_body"><text:span text:style-name="T12">Newblood</text:span>: I am just a Man, not a Miracle worker</text:p>
      <text:p text:style-name="Text_20_body"><text:span text:style-name="T4">Yoko</text:span><text:span text:style-name="T3"> frowns</text:span></text:p>
      <text:p text:style-name="Text_20_body"><text:span text:style-name="T4">Yoko</text:span>: How long have you been up here alone?</text:p>
      <text:p text:style-name="Text_20_body"><text:span text:style-name="T12">Newblood</text:span><text:span text:style-name="T11"> shrugs, "I lost track"</text:span></text:p>
      <text:p text:style-name="Text_20_body"><text:span text:style-name="T12">Newblood</text:span><text:span text:style-name="T11"> shrugs, "I lost track"</text:span></text:p>
      <text:p text:style-name="Text_20_body"><text:span text:style-name="T4">Yoko</text:span><text:span text:style-name="T3"> sighs</text:span></text:p>
      <text:p text:style-name="Text_20_body"><text:span text:style-name="T10">Dink</text:span><text:span text:style-name="T9"> yanks on Rabid's leash "Lay down!"</text:span></text:p>
      <text:p text:style-name="Text_20_body"><text:span text:style-name="T4">Yoko</text:span>: You really to need go outside,Newblood.</text:p>
      <text:p text:style-name="Text_20_body"><text:span text:style-name="T4">Yoko</text:span>: Like really.</text:p>
      <text:p text:style-name="Text_20_body"><text:span text:style-name="T6">Tenda</text:span>: Unnh..</text:p>
      <text:p text:style-name="Text_20_body"><text:span text:style-name="T6">Tenda</text:span>: M--...Master?</text:p>
      <text:p text:style-name="Text_20_body"><text:span text:style-name="T4">Yoko</text:span>: Your face looks so pale, like you are a ghost and you are wasting away...</text:p>
      <text:p text:style-name="Text_20_body"><text:span text:style-name="T12">Newblood</text:span>: I don't like the outside..</text:p>
      <text:p text:style-name="Text_20_body"><text:span text:style-name="T4">Yoko</text:span>: I have to wonder.. how have you kept your 'shell' on for so long?</text:p>
      <text:p text:style-name="Text_20_body"><text:span text:style-name="T4">Yoko</text:span>: Don't you think it's about time to break away and feast on the fear today?</text:p>
      <text:p text:style-name="Text_20_body"><text:span text:style-name="T10">Dink</text:span>: What is it, mule?'</text:p>
      <text:p text:style-name="Text_20_body"><text:span text:style-name="T6">Tenda</text:span>: I was just checking. :wtf:</text:p>
      <text:p text:style-name="Text_20_body"><text:span text:style-name="T6">Tenda</text:span>: Please do whatever you want.</text:p>
      <text:p text:style-name="Text_20_body"><text:span text:style-name="T4">Yoko</text:span>: www.youtube.com/watch?v=​5-MT5zeY6CU</text:p>
      <text:p text:style-name="Text_20_body"><text:span text:style-name="T4">Yoko</text:span>: <text:a xlink:type="simple" xlink:href="http://www.youtube.com/watch?v=5-MT5zeY6CU" office:target-frame-name="_BLANK" xlink:show="replace">http://www.youtube.com/watch?v=5-MT5zeY6CU</text:a></text:p>
      <text:p text:style-name="Text_20_body"><text:span text:style-name="T4">Yoko</text:span>: hmm</text:p>
      <text:p text:style-name="Text_20_body"><text:span text:style-name="T12">Newblood</text:span>: meh, from being like this for so long I found a way to semi control it.. like how I appear from nowhere c:</text:p>
      <text:p text:style-name="Text_20_body"><text:span text:style-name="T12">Newblood</text:span>: meh, from being like this for so long I found a way to semi control it.. like how I appear from nowhere c:</text:p>
      <text:p text:style-name="Text_20_body"><text:span text:style-name="T4">Yoko</text:span>: ooh</text:p>
      <text:p text:style-name="Text_20_body"><text:span text:style-name="T6">Tenda</text:span> joined the chat 7 seconds ago</text:p>
      <text:p text:style-name="Text_20_body"><text:span text:style-name="T10">Dink</text:span><text:span text:style-name="T9"> growls at Tenda, grabbing holding her whip</text:span></text:p>
      <text:p text:style-name="Text_20_body"><text:span text:style-name="T4">Yoko</text:span>: that means you can easily switch from your soul and body form!</text:p>
      <text:p text:style-name="Text_20_body"><text:span text:style-name="T6">Tenda</text:span><text:span text:style-name="T5"> 's breathing becomes sharp and audible</text:span></text:p>
      <text:p text:style-name="Text_20_body"><text:span text:style-name="T4">Yoko</text:span><text:span text:style-name="T3"> hugs Newblood</text:span></text:p>
      <text:p text:style-name="Text_20_body"><text:span text:style-name="T4">Yoko</text:span>: right?</text:p>
      <text:p text:style-name="Text_20_body"><text:span text:style-name="T4">Yoko</text:span><text:span text:style-name="T3"> thinks that was a dumb thing to say</text:span></text:p>
      <text:p text:style-name="Text_20_body"><text:span text:style-name="T4">Yoko</text:span>: Well... can you fly now?</text:p>
      <text:p text:style-name="Text_20_body"><text:soft-page-break/><text:span text:style-name="T12">Newblood</text:span><text:span text:style-name="T11"> Hugs back, "I wouldn't necessarily say I can fly, but I suppose it can be put as I am everywhere and nowhere in a sense.." Ponders</text:span></text:p>
      <text:p text:style-name="Text_20_body"><text:span text:style-name="T8">Rabid</text:span><text:span text:style-name="T7"> yelps and lies down</text:span></text:p>
      <text:p text:style-name="Text_20_body"><text:span text:style-name="T4">Yoko</text:span>: Can you still do that portal grabbing thingy?</text:p>
      <text:p text:style-name="Text_20_body"><text:span text:style-name="T12">Newblood</text:span>: Yerp</text:p>
      <text:p text:style-name="Text_20_body"><text:span text:style-name="T4">Yoko</text:span>: Do it!</text:p>
      <text:p text:style-name="Text_20_body"><text:span text:style-name="T10">Dink</text:span><text:span text:style-name="T9"> bends down at Rabid, tightly tugging at the plug in his plothole, being difficult to pull</text:span></text:p>
      <text:p text:style-name="Text_20_body"><text:span text:style-name="T12">Newblood</text:span>: Hmm.. alright</text:p>
      <text:p text:style-name="Text_20_body"><text:span text:style-name="T8">Rabid</text:span><text:span text:style-name="T7"> winces as Dink pulls</text:span></text:p>
      <text:p text:style-name="Text_20_body"><text:span text:style-name="T4">Yoko</text:span>: (oh god if you grab that butt plug.. :I)</text:p>
      <text:p text:style-name="Text_20_body"><text:span text:style-name="T12">Newblood</text:span><text:span text:style-name="T11"> reaches into Thin air for a few seconds before pulling out something</text:span></text:p>
      <text:p text:style-name="Text_20_body"><text:span text:style-name="T6">Tenda</text:span><text:span text:style-name="T5"> continues watching Dink and Rabid, completely unsure of what to do</text:span></text:p>
      <text:p text:style-name="Text_20_body"><text:span text:style-name="T12">Newblood</text:span>: ( xD )</text:p>
      <text:p text:style-name="Text_20_body"><text:span text:style-name="T8">Rabid</text:span>: Ma-Master?</text:p>
      <text:p text:style-name="Text_20_body"><text:span text:style-name="T4">Yoko</text:span>: (hmm)</text:p>
      <text:p text:style-name="Text_20_body"><text:span text:style-name="T4">Yoko</text:span>: (don't pull it out please, that would totally be the end of my sanity lol)</text:p>
      <text:p text:style-name="Text_20_body"><text:span text:style-name="T12">Newblood</text:span>: (I'm failing to come up with something and am almost tempted to pull out a Bag of Bits)</text:p>
      <text:p text:style-name="Text_20_body"><text:span text:style-name="T4">Yoko</text:span>: (money is good)</text:p>
      <text:p text:style-name="Text_20_body"><text:span text:style-name="T8">Rabid</text:span><text:span text:style-name="T7"> bites his lip</text:span></text:p>
      <text:p text:style-name="Text_20_body"><text:span text:style-name="T6">Tenda</text:span><text:span text:style-name="T5"> shoots a glance and continuous wave, behind Dink's back, to Rabid</text:span></text:p>
      <text:p text:style-name="Text_20_body"><text:span text:style-name="T12">Newblood</text:span><text:span text:style-name="T11"> pulls out his arm with a Medium Sized Bag of Bits in his Hoof, "well that is new.."</text:span></text:p>
      <text:p text:style-name="Text_20_body"><text:span text:style-name="T8">Rabid</text:span><text:span text:style-name="T7"> looks at Tenda, still biting his lip and wincing</text:span></text:p>
      <text:p text:style-name="Text_20_body"><text:span text:style-name="T10">Dink</text:span><text:span text:style-name="T9"> twists the plug in his plothole, trying to loosen it up</text:span></text:p>
      <text:p text:style-name="Text_20_body"><text:span text:style-name="T10">Dink</text:span>: What is it, mutt?</text:p>
      <text:p text:style-name="Text_20_body"><text:span text:style-name="T8">Rabid</text:span><text:span text:style-name="T7"> looks back to Dink</text:span></text:p>
      <text:p text:style-name="Text_20_body"><text:span text:style-name="T8">Rabid</text:span>: N-nothing, Master. It just feels... bigger than before.</text:p>
      <text:p text:style-name="Text_20_body"><text:span text:style-name="T6">Tenda</text:span><text:span text:style-name="T5"> glares at Dink's back, sizing him up</text:span></text:p>
      <text:p text:style-name="Text_20_body"><text:span text:style-name="T6">Tenda</text:span><text:span text:style-name="T5"> ... just slumps lower to the floor</text:span></text:p>
      <text:p text:style-name="Text_20_body"><text:span text:style-name="T4">Yoko</text:span><text:span text:style-name="T3"> takes the money and calls a piano repair pony</text:span></text:p>
      <text:p text:style-name="Text_20_body"><text:span text:style-name="T4">Yoko</text:span>: I just need the keys replaced. Don't go fixing the strings up or something...</text:p>
      <text:p text:style-name="Text_20_body"><text:span text:style-name="T6">Tenda</text:span><text:span text:style-name="T5"> sighs loudly, and climbs to her feet again, and cautiously approaches Dink's heel</text:span></text:p>
      <text:p text:style-name="Text_20_body"><text:span text:style-name="T6">Tenda</text:span><text:span text:style-name="T5"> eyes Rabid desperately</text:span></text:p>
      <text:p text:style-name="Text_20_body"><text:span text:style-name="T12">Newblood</text:span> joined the chat </text:p>
      <text:p text:style-name="Text_20_body"><text:span text:style-name="T8">Rabid</text:span><text:span text:style-name="T7"> looks at Tenda, eyes widening</text:span></text:p>
      <text:p text:style-name="Text_20_body"><text:span text:style-name="T10">Dink</text:span>: Sit back down mule!</text:p>
      <text:p text:style-name="Text_20_body"><text:span text:style-name="T6">Tenda</text:span><text:span text:style-name="T5"> instantly drops to her feet</text:span></text:p>
      <text:p text:style-name="Text_20_body"><text:soft-page-break/><text:span text:style-name="T6">Tenda</text:span>: SORRY.</text:p>
      <text:p text:style-name="Text_20_body"><text:span text:style-name="T10">Dink</text:span><text:span text:style-name="T9"> yanks the plug out of Rabid, glaring up at him</text:span></text:p>
      <text:p text:style-name="Text_20_body"><text:span text:style-name="T6">Tenda</text:span>: Don't be mad. &lt;_&gt;​</text:p>
      <text:p text:style-name="Text_20_body"><text:span text:style-name="T8">Rabid</text:span><text:span text:style-name="T7"> gasps and whines at the rush of cool air</text:span></text:p>
      <text:p text:style-name="Text_20_body"><text:span text:style-name="T4">Yoko</text:span>: *the piano keys are magically replaced*</text:p>
      <text:p text:style-name="Text_20_body"><text:span text:style-name="T4">Yoko</text:span>: *and for some reason Newblood has a room upstairs with the fixed piano in it*</text:p>
      <text:p text:style-name="Text_20_body"><text:span text:style-name="T10">Dink</text:span><text:span text:style-name="T9"> chuckles as he looks at you, his stallionhood twitches a bit as he stares "Like that, mutt?"</text:span></text:p>
      <text:p text:style-name="Text_20_body"><text:span text:style-name="T12">Newblood</text:span>: ( :hurrr: )</text:p>
      <text:p text:style-name="Text_20_body"><text:span text:style-name="T12">Newblood</text:span>: ( :hurrr: )</text:p>
      <text:p text:style-name="Text_20_body"><text:span text:style-name="T6">Tenda</text:span><text:span text:style-name="T5"> whimpers quietly behind Dink, helpless to do anything other than watch</text:span></text:p>
      <text:p text:style-name="Text_20_body"><text:span text:style-name="T4">Yoko</text:span>: Hey, newblood you should go to your room and check if the piano is fixed</text:p>
      <text:p text:style-name="Text_20_body"><text:span text:style-name="T8">Rabid</text:span><text:span text:style-name="T7"> whimpers and nods slowly</text:span></text:p>
      <text:p text:style-name="Text_20_body"><text:span text:style-name="T4">Yoko</text:span><text:span text:style-name="T3"> points to Newblood's room</text:span></text:p>
      <text:p text:style-name="Text_20_body"><text:span text:style-name="T12">Newblood</text:span>: Ehh, OK.. *goes to his room, seeing the Piano now fixed*</text:p>
      <text:p text:style-name="Text_20_body"><text:span text:style-name="T4">Yoko</text:span><text:span text:style-name="T3"> follows Newblood into his room</text:span></text:p>
      <text:p text:style-name="Text_20_body"><text:span text:style-name="T4">Yoko</text:span>: It sure is empty in here...</text:p>
      <text:p text:style-name="Text_20_body"><text:span text:style-name="T4">Yoko</text:span>: (hurrr)\</text:p>
      <text:p text:style-name="Text_20_body"><text:span text:style-name="T10">Dink</text:span><text:span text:style-name="T9"> presses his hoof against Rabid's chest hard, brushing his growing stallionhood over Rabid's plothole</text:span></text:p>
      <text:p text:style-name="Text_20_body"><text:span text:style-name="T8">Rabid</text:span><text:span text:style-name="T7"> weakly tries to fight back, his own stallionhood starting to grow</text:span></text:p>
      <text:p text:style-name="Text_20_body"><text:span text:style-name="T6">Tenda</text:span><text:span text:style-name="T5"> hides underneath her hooves</text:span></text:p>
      <text:p text:style-name="Text_20_body"><text:span text:style-name="T12">Newblood</text:span>: I'm a simple pony with Simple needs</text:p>
      <text:p text:style-name="Text_20_body"><text:span text:style-name="T10">Dink</text:span><text:span text:style-name="T9"> stomps down in your chest as you squirm "Stay still and accept it, whorse!", his stallionhood's head slowly begins to press inside your plothole</text:span></text:p>
      <text:p text:style-name="Text_20_body"><text:span text:style-name="T8">Rabid</text:span><text:span text:style-name="T7"> mutters "Ye-yes, Master" and stop fighting, wincing as your thick stallionhood pushes in</text:span></text:p>
      <text:p text:style-name="Text_20_body"><text:span text:style-name="T6">Tenda</text:span><text:span text:style-name="T5"> raises one hoof so that she can peek just a little :rariwat:</text:span></text:p>
      <text:p text:style-name="Text_20_body"><text:span text:style-name="T4">Yoko</text:span>: Hey, newblood, maybe you could play some songs on the piano?</text:p>
      <text:p text:style-name="Text_20_body"><text:span text:style-name="T4">Yoko</text:span><text:span text:style-name="T3"> nudges Newblood</text:span></text:p>
      <text:p text:style-name="Text_20_body"><text:span text:style-name="T12">Newblood</text:span>: Hmm, I could try.. though I'm not to good with a Piano as I am with other instruments.. that reminds me too, maybe I should get a few more things in here..</text:p>
      <text:p text:style-name="Text_20_body"><text:span text:style-name="T12">Newblood</text:span>: Hmm, I could try.. though I'm not to good with a Piano as I am with other instruments.. that reminds me too, maybe I should get a few more things in here..</text:p>
      <text:p text:style-name="Text_20_body"><text:span text:style-name="T10">Dink</text:span><text:span text:style-name="T9"> thrusts his pulsing stallionhood into your plothole, groaning loudly. He scrunches you up by your mane, pulling it tightly</text:span></text:p>
      <text:p text:style-name="Text_20_body"><text:span text:style-name="T12">Newblood</text:span><text:span text:style-name="T11"> pulls out the Piano Bench and sits down infront of the piano</text:span></text:p>
      <text:p text:style-name="Text_20_body"><text:span text:style-name="T8">Rabid</text:span><text:span text:style-name="T7"> groans as his own stalionhood pulses as the thrust and meeps as his head is pulled by the mane as the collar holds him to the couch leg</text:span></text:p>
      <text:p text:style-name="Text_20_body"><text:span text:style-name="T4">Yoko</text:span>: (I don't expect you to be playing moonlight sonata or something :P )</text:p>
      <text:p text:style-name="Text_20_body"><text:soft-page-break/><text:span text:style-name="T6">Tenda</text:span><text:span text:style-name="T5"> whines sympathetically as she peeks in</text:span></text:p>
      <text:p text:style-name="Text_20_body"><text:span text:style-name="T8">Rabid</text:span><text:span text:style-name="T7"> his eyes flash to Tenda before looking back to Dink</text:span></text:p>
      <text:p text:style-name="Text_20_body"><text:span text:style-name="T12">Newblood</text:span><text:span text:style-name="T11"> begins playing</text:span></text:p>
      <text:p text:style-name="Text_20_body"><text:span text:style-name="T12">Newblood</text:span>: <text:a xlink:type="simple" xlink:href="http://youtu.be/d020hcWA_Wg" office:target-frame-name="_BLANK" xlink:show="replace">http://youtu.be/d020hcWA_Wg</text:a></text:p>
      <text:p text:style-name="Text_20_body"><text:span text:style-name="T6">Tenda</text:span><text:span text:style-name="T5"> groans, and rises to her feet again</text:span></text:p>
      <text:p text:style-name="Text_20_body"><text:span text:style-name="T6">Tenda</text:span><text:span text:style-name="T5"> begins cautiously, as quietly as she can, creeping behind Dink</text:span></text:p>
      <text:p text:style-name="Text_20_body"><text:span text:style-name="T4">Yoko</text:span><text:span text:style-name="T3"> listens to Newblood play</text:span></text:p>
      <text:p text:style-name="Text_20_body"><text:span text:style-name="T10">Dink</text:span><text:span text:style-name="T9"> pulls Rabid's up to his face, thrusting himself into Rabid powerfully</text:span></text:p>
      <text:p text:style-name="Text_20_body"><text:span text:style-name="T4">Yoko</text:span><text:span text:style-name="T3"> claps as Newblood finishes</text:span></text:p>
      <text:p text:style-name="Text_20_body"><text:span text:style-name="T6">Tenda</text:span><text:span text:style-name="T5"> holds her breath, sneaking closer behind Dink</text:span></text:p>
      <text:p text:style-name="Text_20_body"><text:span text:style-name="T4">Yoko</text:span>: That was...good...</text:p>
      <text:p text:style-name="Text_20_body"><text:span text:style-name="T10">Dink</text:span><text:span text:style-name="T9"> he smirks and slaps Rabid in the face, continuing to ram into him</text:span></text:p>
      <text:p text:style-name="Text_20_body"><text:span text:style-name="T6">Tenda</text:span>: ...Moonhelpme...</text:p>
      <text:p text:style-name="Text_20_body"><text:span text:style-name="T4">Yoko</text:span>: Let me have a try</text:p>
      <text:p text:style-name="Text_20_body"><text:span text:style-name="T8">Rabid</text:span><text:span text:style-name="T7"> grunts with each powerful thrust, eyes transfixed as the collar chokes him</text:span></text:p>
      <text:p text:style-name="Text_20_body"><text:span text:style-name="T6">Tenda</text:span><text:span text:style-name="T5"> lunges forward, trying to grip Dink around the throat</text:span></text:p>
      <text:p text:style-name="Text_20_body"><text:span text:style-name="T4">Yoko</text:span><text:span text:style-name="T3"> starts to play on the piano</text:span></text:p>
      <text:p text:style-name="Text_20_body"><text:span text:style-name="T4">Yoko</text:span>: <text:a xlink:type="simple" xlink:href="http://www.youtube.com/watch?v=EAl3ZbMaiOQ" office:target-frame-name="_BLANK" xlink:show="replace">http://www.youtube.com/watch?v=EAl3ZbMaiOQ</text:a></text:p>
      <text:p text:style-name="Text_20_body"><text:span text:style-name="T4">Yoko</text:span>: <text:a xlink:type="simple" xlink:href="http://youtu.be/EAl3ZbMaiOQ" office:target-frame-name="_BLANK" xlink:show="replace">http://youtu.be/EAl3ZbMaiOQ</text:a></text:p>
      <text:p text:style-name="Text_20_body"><text:span text:style-name="T12">Newblood</text:span>: Alright, *makes room on the bench*</text:p>
      <text:p text:style-name="Text_20_body"><text:span text:style-name="T4">Yoko</text:span>: (just incase the 1st link is slow for you)</text:p>
      <text:p text:style-name="Text_20_body"><text:span text:style-name="T12">Newblood</text:span>: (For some reason video thing has been not working and I don't like watching vids on phone because it breaks my browser if I leave it)</text:p>
      <text:p text:style-name="Text_20_body"><text:span text:style-name="T12">Newblood</text:span>: (For some reason video thing has been not working and I don't like watching vids on phone because it breaks my browser if I leave it)</text:p>
      <text:p text:style-name="Text_20_body"><text:span text:style-name="T10">Dink</text:span><text:span text:style-name="T9"> grunts loudly, hitting you again with his hoof "Like it, whorse? Want me to hit you more?!"</text:span></text:p>
      <text:p text:style-name="Text_20_body"><text:span text:style-name="T4">Yoko</text:span>: (yeah it hasn't either)</text:p>
      <text:p text:style-name="Text_20_body"><text:span text:style-name="T4">Yoko</text:span>: (i think it broke with an update or something)</text:p>
      <text:p text:style-name="Text_20_body"><text:span text:style-name="T4">Yoko</text:span>: (i dunno)</text:p>
      <text:p text:style-name="Text_20_body"><text:span text:style-name="T8">Rabid</text:span><text:span text:style-name="T7"> screams loudly, eyes closed, starting to water "YES MASTER! PUNISH YOUR MUTT WHORSE!"</text:span></text:p>
      <text:p text:style-name="Text_20_body"><text:span text:style-name="T4">Yoko</text:span><text:span text:style-name="T3"> sighs</text:span></text:p>
      <text:p text:style-name="Text_20_body"><text:span text:style-name="T4">Yoko</text:span><text:span text:style-name="T3"> gets off the piano and lets Newblood play</text:span></text:p>
      <text:p text:style-name="Text_20_body"><text:span text:style-name="T4">Yoko</text:span>: All I know is video-game songs!</text:p>
      <text:p text:style-name="Text_20_body"><text:span text:style-name="T4">Yoko</text:span>: (I can still watch your videos though)</text:p>
      <text:p text:style-name="Text_20_body"><text:span text:style-name="T8">Rabid</text:span><text:span text:style-name="T7"> his eyes open wide, awed that such words would come from his muzzle and he sees Tenda behind Dink, poised to strike</text:span></text:p>
      <text:p text:style-name="Text_20_body"><text:span text:style-name="T10">Dink</text:span><text:span text:style-name="T9"> grabs ahold of your head, moaning loadly as he slams his hoof across your muzzle, leaning in </text:span><text:soft-page-break/><text:span text:style-name="T9">body now on top of you as it forces his large pulsing stallionhood to the hilt</text:span></text:p>
      <text:p text:style-name="Text_20_body"><text:span text:style-name="T8">Rabid</text:span><text:span text:style-name="T7"> yelps at the hit and looks down, seeing and feeling that Dink's massive member filling his plot, his own stallionhood bobbing between them</text:span></text:p>
      <text:p text:style-name="Text_20_body"><text:span text:style-name="T8">Rabid</text:span>: M-Master!! Its so-soooo bii-iiiig!</text:p>
      <text:p text:style-name="Text_20_body"><text:span text:style-name="T6">Tenda</text:span><text:span text:style-name="T5"> grimaces to hear Rabid say that, and just cowers behind Dink</text:span></text:p>
      <text:p text:style-name="Text_20_body"><text:span text:style-name="T10">Dink</text:span><text:span text:style-name="T9"> pulls himself out of your plothole and slams in again, doing so repeatedly. He groans in pleasure to your crying words "You like m-my stallionhood, bitch? You want it rough, don't you?", moving his free hoof to your ring and pulling gently</text:span></text:p>
      <text:p text:style-name="Text_20_body"><text:span text:style-name="T4">Yoko</text:span>: (oh damn.. that's better than last time)</text:p>
      <text:p text:style-name="Text_20_body"><text:span text:style-name="T10">Dink</text:span><text:span text:style-name="T9"> groans as pre starts to leak out of his stallionhood</text:span></text:p>
      <text:p text:style-name="Text_20_body"><text:span text:style-name="T4">Yoko</text:span>: (writes this down somewhere)</text:p>
      <text:p text:style-name="Text_20_body"><text:span text:style-name="T8">Rabid</text:span><text:span text:style-name="T7"> cries and moans as his hole stretches to accommodate the size "aaaaahhhhh! yyyyesssss Massterrr!"</text:span></text:p>
      <text:p text:style-name="Text_20_body"><text:span text:style-name="T10">Dink</text:span><text:span text:style-name="T9"> pulls on Rabid's ring tighter, pulling it up agains his own body as his stallionhood begins to flare</text:span></text:p>
      <text:p text:style-name="Text_20_body"><text:span text:style-name="T12">Newblood</text:span>: (Call me old Fashioned, but this be all I can come up with :P )</text:p>
      <text:p text:style-name="Text_20_body"><text:span text:style-name="T12">Newblood</text:span>: (Call me old Fashioned, but this be all I can come up with :P )</text:p>
      <text:p text:style-name="Text_20_body"><text:span text:style-name="T12">Newblood</text:span><text:span text:style-name="T11"> plays another song</text:span></text:p>
      <text:p text:style-name="Text_20_body"><text:span text:style-name="T12">Newblood</text:span>: <text:a xlink:type="simple" xlink:href="http://youtu.be/85B_REWeNcM" office:target-frame-name="_BLANK" xlink:show="replace">http://youtu.be/85B_REWeNcM</text:a></text:p>
      <text:p text:style-name="Text_20_body"><text:span text:style-name="T8">Rabid</text:span><text:span text:style-name="T7"> pants panicked, almost whining, frantically looking between Dink's face and the ring being pulled</text:span></text:p>
      <text:p text:style-name="Text_20_body"><text:span text:style-name="T4">Yoko</text:span><text:span text:style-name="T3"> sits down and listens again</text:span></text:p>
      <text:p text:style-name="Text_20_body"><text:span text:style-name="T13">Storm</text:span> joined the chat 6 seconds ago</text:p>
      <text:p text:style-name="Text_20_body"><text:span text:style-name="T4">Yoko</text:span>: (meanwhile in my mind)</text:p>
      <text:p text:style-name="Text_20_body"><text:span text:style-name="T4">Yoko</text:span>: ("oh god why do I read this"</text:p>
      <text:p text:style-name="Text_20_body"><text:span text:style-name="T6">Tenda</text:span> joined the chat </text:p>
      <text:p text:style-name="Text_20_body"><text:span text:style-name="T10">Dink</text:span><text:span text:style-name="T9"> groans loudly, feeling himself coming close. He slaps Rabid's rings an teat, continuing his rough trust "Like that, bitch?"</text:span></text:p>
      <text:p text:style-name="Text_20_body"><text:span text:style-name="T6">Tenda</text:span><text:span text:style-name="T5"> quietly squeaks, and backs herself further against the unfortunately-near wall behind Dink and Rabid</text:span></text:p>
      <text:p text:style-name="Text_20_body"><text:span text:style-name="T4">Yoko</text:span><text:span text:style-name="T3"> claps at the song ends</text:span></text:p>
      <text:p text:style-name="Text_20_body"><text:span text:style-name="T8">Rabid</text:span><text:span text:style-name="T7"> whimpers</text:span></text:p>
      <text:p text:style-name="Text_20_body"><text:span text:style-name="T4">Yoko</text:span>: Newblood, why do you stay upstairs all day anyway?</text:p>
      <text:p text:style-name="Text_20_body"><text:span text:style-name="T12">Newblood</text:span>: Dunno, I guess I just don't have much anything else to do</text:p>
      <text:p text:style-name="Text_20_body"><text:span text:style-name="T4">Yoko</text:span><text:span text:style-name="T3"> shrugs</text:span></text:p>
      <text:p text:style-name="Text_20_body"><text:span text:style-name="T4">Yoko</text:span>: As long as you feel happy living up here..</text:p>
      <text:p text:style-name="Text_20_body"><text:span text:style-name="T4">Yoko</text:span><text:span text:style-name="T3"> looks at Newblood one last time before leaving his seemingly empty room</text:span></text:p>
      <text:p text:style-name="Text_20_body"><text:span text:style-name="T4">Yoko</text:span><text:span text:style-name="T3"> sighs</text:span></text:p>
      <text:p text:style-name="Text_20_body"><text:span text:style-name="T12">Newblood</text:span>: Maybe I should put something in here.. :ponder: what though..?</text:p>
      <text:p text:style-name="Text_20_body"><text:soft-page-break/><text:span text:style-name="T4">Yoko</text:span>: (not like you neeeeeeeed a bed or anything or that you can decorate your room with the random things from your portal grabbing ability)</text:p>
      <text:p text:style-name="Text_20_body"><text:span text:style-name="T8">Rabid</text:span><text:span text:style-name="T7"> weakly pushes back against Dink whimpering</text:span></text:p>
      <text:p text:style-name="Text_20_body"><text:span text:style-name="T10">Dink</text:span><text:span text:style-name="T9"> grows loudly as he presses him self to the hilt, releases his hot seed inside your plothole</text:span></text:p>
      <text:p text:style-name="Text_20_body"><text:span text:style-name="T12">Newblood</text:span>: (I'm a bit distracted with a odd video I found, it's now old, but I almost very confused on it)</text:p>
      <text:p text:style-name="Text_20_body"><text:span text:style-name="T4">Yoko</text:span>: (look up Green and Purple TF2)</text:p>
      <text:p text:style-name="Text_20_body"><text:span text:style-name="T4">Yoko</text:span>: (looool)</text:p>
      <text:p text:style-name="Text_20_body"><text:span text:style-name="T8">Rabid</text:span><text:span text:style-name="T7"> stops moving and breaths heavily looking up at Dink</text:span></text:p>
      <text:p text:style-name="Text_20_body"><text:span text:style-name="T12">Newblood</text:span>: (This is a video that is MLP related and it's from back in June)</text:p>
      <text:p text:style-name="Text_20_body"><text:span text:style-name="T4">Yoko</text:span>: (oh.. eh)</text:p>
      <text:p text:style-name="Text_20_body"><text:span text:style-name="T6">Tenda</text:span><text:span text:style-name="T5"> frightenedly looks at Rabid from behind Dink</text:span></text:p>
      <text:p text:style-name="Text_20_body"><text:span text:style-name="T8">Rabid</text:span><text:span text:style-name="T7"> looks at Tenda, blushing before looking away</text:span></text:p>
      <text:p text:style-name="Text_20_body"><text:span text:style-name="T6">Tenda</text:span><text:span text:style-name="T5"> meeps at the moment she and Rabid make eye contact, then clamps her hooves over her muzzle</text:span></text:p>
      <text:p text:style-name="Text_20_body"><text:span text:style-name="T4">Yoko</text:span>: (So we have stallion stuffing and fem bending.. now what)</text:p>
      <text:p text:style-name="Text_20_body"><text:span text:style-name="T4">Yoko</text:span>: (more gender bending? ehehhe)</text:p>
      <text:p text:style-name="Text_20_body"><text:span text:style-name="T10">Dink</text:span><text:span text:style-name="T9"> breathes deeply, pulling his member out of Rabid's plothole, spurting out a bit of cum still over Rabid's chest</text:span></text:p>
      <text:p text:style-name="Text_20_body"><text:span text:style-name="T8">Rabid</text:span><text:span text:style-name="T7"> flinches</text:span></text:p>
      <text:p text:style-name="Text_20_body"><text:span text:style-name="T6">Tenda</text:span>: (*flutterglare* at Yoko)</text:p>
      <text:p text:style-name="Text_20_body"><text:span text:style-name="T12">Newblood</text:span> joined the chat </text:p>
      <text:p text:style-name="Text_20_body"><text:span text:style-name="T6">Tenda</text:span><text:span text:style-name="T5"> notices the leash linking her to Dink, and begins to slink back towards where she was standing before</text:span></text:p>
      <text:p text:style-name="Text_20_body"><text:span text:style-name="T8">Rabid</text:span><text:span text:style-name="T7"> looks down at his stallionhood dejectedly and mutters "ThankyouMaster"</text:span></text:p>
      <text:p text:style-name="Text_20_body"><text:span text:style-name="T4">Yoko</text:span>: (no one wants help yet.. eheheh)</text:p>
      <text:p text:style-name="Text_20_body"><text:span text:style-name="T10">Dink</text:span><text:span text:style-name="T9"> groans some more, looking down at Rabid "That's a good slave...", he gets off of you, touching your stallionhood with his hoof "I knew you'd like it, all whores do."</text:span></text:p>
      <text:p text:style-name="Text_20_body"><text:span text:style-name="T6">Tenda</text:span><text:span text:style-name="T5"> continues whimpering despite her best efforts, having witnessed what 'Dink' did to Rabid</text:span></text:p>
      <text:p text:style-name="Text_20_body"><text:span text:style-name="T8">Rabid</text:span><text:span text:style-name="T7"> meeps as his stallionhood involuntarily pulses under your hoof "y-yes Master"</text:span></text:p>
      <text:p text:style-name="Text_20_body"><text:span text:style-name="T6">Tenda</text:span><text:span text:style-name="T5"> hugs the wall, hoping to move away from Dink and back to where she was standing earlier when she last thinks he saw her</text:span></text:p>
      <text:p text:style-name="Text_20_body"><text:span text:style-name="T12">Newblood</text:span>: (So ya know, this video is a Lathan Crowe Review :V )</text:p>
      <text:p text:style-name="Text_20_body"><text:span text:style-name="T10">Dink</text:span><text:span text:style-name="T9"> strokes Rabid's stallionhood slowly, breathing hotly on it</text:span></text:p>
      <text:p text:style-name="Text_20_body"><text:span text:style-name="T4">Yoko</text:span>: (okay)</text:p>
      <text:p text:style-name="Text_20_body"><text:span text:style-name="T8">Rabid</text:span><text:span text:style-name="T7"> whimpers as his stallionhood drips pre</text:span></text:p>
      <text:p text:style-name="Text_20_body"><text:span text:style-name="T10">Dink</text:span><text:span text:style-name="T9"> slowly jerks you faster, lowering his muzzle on your tip, licking and sucking the pre</text:span></text:p>
      <text:p text:style-name="Text_20_body"><text:span text:style-name="T8">Rabid</text:span><text:span text:style-name="T7"> moans, his head falling back and his eyes closing</text:span></text:p>
      <text:p text:style-name="Text_20_body"><text:span text:style-name="T6">Tenda</text:span><text:span text:style-name="T5"> freezes in her tracks, paralyzed with simultaneous fear and disgust of Dink</text:span></text:p>
      <text:p text:style-name="Text_20_body"><text:soft-page-break/><text:span text:style-name="T10">Dink</text:span><text:span text:style-name="T9"> grins looking up at Rabid, lowering his head onto the stallionhood, making it hit the end of his throat</text:span></text:p>
      <text:p text:style-name="Text_20_body"><text:span text:style-name="T8">Rabid</text:span><text:span text:style-name="T7"> bites his lips and moans, a worried look on his face as his stallionhood flares and pumps a few spurts of cum into Dink's muzzle</text:span></text:p>
      <text:p text:style-name="Text_20_body"><text:span text:style-name="T10">Dink</text:span><text:span text:style-name="T9"> coughs a bit, lifting his head up; still stroking you and spits your cum into your face</text:span></text:p>
      <text:p text:style-name="Text_20_body"><text:span text:style-name="T8">Rabid</text:span><text:span text:style-name="T7"> looks up at Dink right before he spits and gasps as his face is drenched in his own cum</text:span></text:p>
      <text:p text:style-name="Text_20_body"><text:span text:style-name="T4">Yoko</text:span><text:span text:style-name="T3"> goes back into Newblood's room</text:span></text:p>
      <text:p text:style-name="Text_20_body"><text:span text:style-name="T4">Yoko</text:span>: Oh hey,a new guitar!</text:p>
      <text:p text:style-name="Text_20_body"><text:span text:style-name="T10">Dink</text:span>: Don't cum until I say you can, mutt. *spits into your mouth as it hangs open*</text:p>
      <text:p text:style-name="Text_20_body"><text:span text:style-name="T8">Rabid</text:span>: Y-yes, Ma-master. S-sorry.</text:p>
      <text:p text:style-name="Text_20_body"><text:span text:style-name="T4">Yoko</text:span>: (I think Tenda has seen that I'm not the bad pony here and I'm not that craaaaaazeeeeee)</text:p>
      <text:p text:style-name="Text_20_body"><text:span text:style-name="T4">Yoko</text:span>: (but whatever, still not saving youuuuuuu)</text:p>
      <text:p text:style-name="Text_20_body"><text:span text:style-name="T4">Yoko</text:span>: (/not/ like you could escape through a broken window I left in their house)</text:p>
      <text:p text:style-name="Text_20_body"><text:span text:style-name="T10">Dink</text:span><text:span text:style-name="T9"> continues stroking you vigorously, looking up to you, enjoying your displeasure and arousal</text:span></text:p>
      <text:p text:style-name="Text_20_body"><text:span text:style-name="T8">Rabid</text:span><text:span text:style-name="T7"> whimpers as his stallionhood tries to soften</text:span></text:p>
      <text:p text:style-name="Text_20_body"><text:span text:style-name="T8">Rabid</text:span>: M-master. P-please don't.</text:p>
      <text:p text:style-name="Text_20_body"><text:span text:style-name="T10">Dink</text:span><text:span text:style-name="T9"> grunts, getting off of Rabid, looking down at him, covered in cum and dripping of it "You disgust me mutt."</text:span></text:p>
      <text:p text:style-name="Text_20_body"><text:span text:style-name="T8">Rabid</text:span><text:span text:style-name="T7"> looks at the ground beside him "So-sorry Master."</text:span></text:p>
      <text:p text:style-name="Text_20_body"><text:span text:style-name="T10">Dink</text:span><text:span text:style-name="T9"> snorts, untieing you from the couch "You're a filthy bitch."</text:span></text:p>
      <text:p text:style-name="Text_20_body"><text:span text:style-name="T8">Rabid</text:span><text:span text:style-name="T7"> sniffles and repeats without moving "filthy bitch"</text:span></text:p>
      <text:p text:style-name="Text_20_body"><text:span text:style-name="T10">Dink</text:span><text:span text:style-name="T9"> yanks on your leash, pulling you outside</text:span></text:p>
      <text:p text:style-name="Text_20_body"><text:span text:style-name="T8">Rabid</text:span><text:span text:style-name="T7"> follows, head hung, glancing back at tenda momentarily</text:span></text:p>
      <text:p text:style-name="Text_20_body"><text:span text:style-name="T10">Dink</text:span><text:span text:style-name="T9"> yanks the leash once more as you glance back "Stop looking at the ugly mule.", taking you to the side of the house</text:span></text:p>
      <text:p text:style-name="Text_20_body"><text:span text:style-name="T8">Rabid</text:span><text:span text:style-name="T7"> obediently turns his head away and follows to the side of the house</text:span></text:p>
      <text:p text:style-name="Text_20_body"><text:span text:style-name="T10">Dink</text:span><text:span text:style-name="T9"> picks up the hoses at full blast, spraying you in the face</text:span></text:p>
      <text:p text:style-name="Text_20_body"><text:span text:style-name="T8">Rabid</text:span><text:span text:style-name="T7"> sputters and coughs "Ma-a-mast-" sputters more</text:span></text:p>
      <text:p text:style-name="Text_20_body"><text:span text:style-name="T4">Yoko</text:span><text:span text:style-name="T3"> sighs</text:span></text:p>
      <text:p text:style-name="Text_20_body"><text:span text:style-name="T4">Yoko</text:span><text:span text:style-name="T3"> walks out of Newblood's room</text:span></text:p>
      <text:p text:style-name="Text_20_body"><text:span text:style-name="T10">Dink</text:span>: You are a dirty mutt and must be cleaned! Shut up!</text:p>
      <text:p text:style-name="Text_20_body"><text:span text:style-name="T4">Yoko</text:span><text:span text:style-name="T3"> wishes Newblood would be MegaPony already</text:span></text:p>
      <text:p text:style-name="Text_20_body"><text:span text:style-name="T8">Rabid</text:span><text:span text:style-name="T7"> shivers in the cold spray</text:span></text:p>
      <text:p text:style-name="Text_20_body"><text:span text:style-name="T12">Newblood</text:span>: (I wish I knew a artist capable of drawing MegaPony )</text:p>
      <text:p text:style-name="Text_20_body"><text:span text:style-name="T12">Newblood</text:span><text:span text:style-name="T11"> leaves the house for a little bit, and shortly after returning with a Special Wardrobe</text:span></text:p>
      <text:p text:style-name="Text_20_body"><text:span text:style-name="T12">Newblood</text:span>: (Special means made of metal and locked :P )</text:p>
      <text:p text:style-name="Text_20_body"><text:span text:style-name="T10">Dink</text:span><text:span text:style-name="T9"> turns the water off, looking at the soaked slave "Much better."</text:span></text:p>
      <text:p text:style-name="Text_20_body"><text:span text:style-name="T4">Yoko</text:span>: (awww)</text:p>
      <text:p text:style-name="Text_20_body"><text:soft-page-break/><text:span text:style-name="T10">Dink</text:span>: Now thank your Master for cleaning you. *glares*</text:p>
      <text:p text:style-name="Text_20_body"><text:span text:style-name="T4">Yoko</text:span><text:span text:style-name="T3"> hears large furniture being moved around and finds Newblood near his Special Wardrobe</text:span></text:p>
      <text:p text:style-name="Text_20_body"><text:span text:style-name="T8">Rabid</text:span><text:span text:style-name="T7"> shivering "thththank-kk-k-k you M-M-M-M-Masterrrr"</text:span></text:p>
      <text:p text:style-name="Text_20_body"><text:span text:style-name="T12">Newblood</text:span><text:span text:style-name="T11"> looking at the wardrobe after carrying it upstairs and into the room, "this thing was pretty damn heavy.. dunno how I was able to carry it up here :ajlie: "</text:span></text:p>
      <text:p text:style-name="Text_20_body"><text:span text:style-name="T4">Yoko</text:span><text:span text:style-name="T3"> rolls her eyes</text:span></text:p>
      <text:p text:style-name="Text_20_body"><text:span text:style-name="T4">Yoko</text:span><text:span text:style-name="T3"> has followed Newblood back into his room</text:span></text:p>
      <text:p text:style-name="Text_20_body"><text:span text:style-name="T10">Dink</text:span><text:span text:style-name="T9"> chuckles evilly, yanking on your leash back inside</text:span></text:p>
      <text:p text:style-name="Text_20_body"><text:span text:style-name="T8">Rabid</text:span><text:span text:style-name="T7"> shakes off, careful to not splash Dink, still shivering</text:span></text:p>
      <text:p text:style-name="Text_20_body"><text:span text:style-name="T8">Rabid</text:span><text:span text:style-name="T7"> follows back inside</text:span></text:p>
      <text:p text:style-name="Text_20_body"><text:span text:style-name="T4">Yoko</text:span>: I didn't know you had clothing,Newblood...</text:p>
      <text:p text:style-name="Text_20_body"><text:span text:style-name="T10">Dink</text:span>: Good boy... You deserve a treat for being a good whorse.</text:p>
      <text:p text:style-name="Text_20_body"><text:span text:style-name="T10">Dink</text:span><text:span text:style-name="T9"> wipes some dust off of her</text:span></text:p>
      <text:p text:style-name="Text_20_body"><text:span text:style-name="T10">Dink</text:span>: *him :hurrr:</text:p>
      <text:p text:style-name="Text_20_body"><text:span text:style-name="T12">Newblood</text:span> joined the chat </text:p>
      <text:p text:style-name="Text_20_body"><text:span text:style-name="T12">Newblood</text:span>: Well it's not for clothes.. per say...</text:p>
      <text:p text:style-name="Text_20_body"><text:span text:style-name="T6">Tenda</text:span>: (whoops I almost fell asleep)</text:p>
      <text:p text:style-name="Text_20_body"><text:span text:style-name="T4">Yoko</text:span>: Not clothes?</text:p>
      <text:p text:style-name="Text_20_body"><text:span text:style-name="T4">Yoko</text:span>: What could it be?</text:p>
      <text:p text:style-name="Text_20_body"><text:span text:style-name="T4">Yoko</text:span><text:span text:style-name="T3"> ponders</text:span></text:p>
      <text:p text:style-name="Text_20_body"><text:span text:style-name="T12">Newblood</text:span>: I.. uhh.. can't tell ya..</text:p>
      <text:p text:style-name="Text_20_body"><text:span text:style-name="T10">Watcher</text:span> joined the chat 7 seconds ago</text:p>
      <text:p text:style-name="Text_20_body"><text:span text:style-name="T12">Newblood</text:span><text:span text:style-name="T11"> unsure of what to say to not give away his identity</text:span></text:p>
      <text:p text:style-name="Text_20_body"><text:span text:style-name="T6">Tenda</text:span><text:span text:style-name="T5"> continues shivering and shaking behind Dink</text:span></text:p>
      <text:p text:style-name="Text_20_body"><text:span text:style-name="T4">Yoko</text:span><text:span text:style-name="T3"> shrugs and walks out of the room</text:span></text:p>
      <text:p text:style-name="Text_20_body"><text:span text:style-name="T4">Yoko</text:span><text:span text:style-name="T3"> walks downstairs</text:span></text:p>
      <text:p text:style-name="Text_20_body"><text:span text:style-name="T8">Rabid</text:span><text:span text:style-name="T7"> glances over at Tenda, shivering himself</text:span></text:p>
      <text:p text:style-name="Text_20_body"><text:span text:style-name="T10">Watcher</text:span><text:span text:style-name="T9"> ties Rabid up as he tries to think of something "You stay here while I think... I have to make sure the mule isn't getting into trouble."</text:span></text:p>
      <text:p text:style-name="Text_20_body"><text:span text:style-name="T6">Tenda</text:span><text:span text:style-name="T5"> makes a panicked motion at Rabid</text:span></text:p>
      <text:p text:style-name="Text_20_body"><text:span text:style-name="T10">Watcher</text:span><text:span text:style-name="T9"> grabs his whip, leaving it at his side as he approaches Tenda</text:span></text:p>
      <text:p text:style-name="Text_20_body"><text:span text:style-name="T8">Rabid</text:span><text:span text:style-name="T7"> looks at Tenda with concern as Watcher approaches Tenda</text:span></text:p>
      <text:p text:style-name="Text_20_body"><text:span text:style-name="T8">Rabid</text:span>: (wait did Dink turn back? @_@ )</text:p>
      <text:p text:style-name="Text_20_body"><text:span text:style-name="T6">Tenda</text:span>: I, unnh, look...</text:p>
      <text:p text:style-name="Text_20_body"><text:span text:style-name="T6">Tenda</text:span>: I can... Uhhhh...</text:p>
      <text:p text:style-name="Text_20_body"><text:span text:style-name="T4">Yoko</text:span>: (I don't even know at this point but I'm guessing that dust was magic dust</text:p>
      <text:p text:style-name="Text_20_body"><text:span text:style-name="T10">Watcher</text:span>: (What, how?! D: )</text:p>
      <text:p text:style-name="Text_20_body"><text:soft-page-break/><text:span text:style-name="T10">Watcher</text:span> changed name to <text:span text:style-name="T10">Dink</text:span></text:p>
      <text:p text:style-name="Text_20_body"><text:span text:style-name="T4">Yoko</text:span>: (ifjafk)</text:p>
      <text:p text:style-name="Text_20_body"><text:span text:style-name="T4">Yoko</text:span><text:span text:style-name="T3"> checks back on Newblood's room</text:span></text:p>
      <text:p text:style-name="Text_20_body"><text:span text:style-name="T12">Newblood</text:span>: (X_X pixelmon looks so complicated now..)</text:p>
      <text:p text:style-name="Text_20_body"><text:span text:style-name="T4">Yoko</text:span>: what is sleep)</text:p>
      <text:p text:style-name="Text_20_body"><text:span text:style-name="T8">Rabid</text:span><text:span text:style-name="T7"> shakes as Dink approaches Tenda</text:span></text:p>
      <text:p text:style-name="Text_20_body"><text:span text:style-name="T13">Storm</text:span> joined the chat </text:p>
      <text:p text:style-name="Text_20_body"><text:span text:style-name="T4">Yoko</text:span><text:span text:style-name="T3"> slowly opens the door to Newblood's room and peeks inside</text:span></text:p>
      <text:p text:style-name="Text_20_body"><text:span text:style-name="T4">Yoko</text:span>: Hello?</text:p>
      <text:p text:style-name="Text_20_body"><text:span text:style-name="T10">Dink</text:span>: (Getting lagg D: )</text:p>
      <text:p text:style-name="Text_20_body"><text:span text:style-name="T8">Rabid</text:span>: (welcome back storm :good: )</text:p>
      <text:p text:style-name="Text_20_body"><text:span text:style-name="T10">Dink</text:span>: (Heya Storm)</text:p>
      <text:p text:style-name="Text_20_body"><text:span text:style-name="T6">Tenda</text:span>: (hi storm D: )</text:p>
      <text:p text:style-name="Text_20_body"><text:span text:style-name="T10">Dink</text:span><text:span text:style-name="T9"> approaches Tenda slowly, looking down at her "Did you enjoy the show, mule?"</text:span></text:p>
      <text:p text:style-name="Text_20_body"><text:span text:style-name="T6">Tenda</text:span>: Y-..N-..Yeeeeah..?</text:p>
      <text:p text:style-name="Text_20_body"><text:span text:style-name="T6">Tenda</text:span>: You were.. really great?</text:p>
      <text:p text:style-name="Text_20_body"><text:span text:style-name="T12">Newblood</text:span>: Hmm? I'm not doing nothin.. still :hurrr:</text:p>
      <text:p text:style-name="Text_20_body"><text:span text:style-name="T4">Yoko</text:span><text:span text:style-name="T3"> sighs</text:span></text:p>
      <text:p text:style-name="Text_20_body"><text:span text:style-name="T4">Yoko</text:span><text:span text:style-name="T3"> decides to go downstairs and leave the house</text:span></text:p>
      <text:p text:style-name="Text_20_body"><text:span text:style-name="T4">Yoko</text:span><text:span text:style-name="T3"> walks around some tall skypescrapers</text:span></text:p>
      <text:p text:style-name="Text_20_body"><text:span text:style-name="T10">Dink</text:span><text:span text:style-name="T9"> chuckles, kicking Tenda roughly in the jaw</text:span></text:p>
      <text:p text:style-name="Text_20_body"><text:span text:style-name="T4">Yoko</text:span><text:span text:style-name="T3"> slowly looks up at a skyscraper</text:span></text:p>
      <text:p text:style-name="Text_20_body"><text:span text:style-name="T4">Yoko</text:span><text:span text:style-name="T3"> doesn't see anything up there</text:span></text:p>
      <text:p text:style-name="Text_20_body"><text:span text:style-name="T8">Rabid</text:span><text:span text:style-name="T7"> gasps and holds a hoof over his mouth</text:span></text:p>
      <text:p text:style-name="Text_20_body"><text:span text:style-name="T10">Dink</text:span>: (Tenda, interested in some Mecha tonight? :pwease: )</text:p>
      <text:p text:style-name="Text_20_body"><text:span text:style-name="T4">Yoko</text:span><text:span text:style-name="T3"> wonders if Mighty No.9 is in town</text:span></text:p>
      <text:p text:style-name="Text_20_body"><text:span text:style-name="T6">Tenda</text:span>: (test)</text:p>
      <text:p text:style-name="Text_20_body"><text:span text:style-name="T6">Tenda</text:span>: (yeah I thought I was missing messages)</text:p>
      <text:p text:style-name="Text_20_body"><text:span text:style-name="T6">Tenda</text:span>: (uhhhh I really wouldn't care to :(</text:p>
      <text:p text:style-name="Text_20_body"><text:span text:style-name="T10">Dink</text:span>: (Alright :) )</text:p>
      <text:p text:style-name="Text_20_body"><text:span text:style-name="T12">Newblood</text:span>: (I wish my cousin was in town :hurrr: )</text:p>
      <text:p text:style-name="Text_20_body"><text:span text:style-name="T6">Tenda</text:span>: (if you are short people I will come though )</text:p>
      <text:p text:style-name="Text_20_body"><text:span text:style-name="T6">Tenda</text:span>: (but I can't afford another ticket )</text:p>
      <text:p text:style-name="Text_20_body"><text:span text:style-name="T10">Dink</text:span>: (*holds up ticket* )</text:p>
      <text:p text:style-name="Text_20_body"><text:span text:style-name="T10">Dink</text:span>: (I can trade you 2.3 ref as a gift :hurrr: )</text:p>
      <text:p text:style-name="Text_20_body"><text:span text:style-name="T8">Rabid</text:span>: ( /me yawns )</text:p>
      <text:p text:style-name="Text_20_body"><text:span text:style-name="T6">Tenda</text:span>: (no point yawning, she always starts her MvM in 20 minutes :(</text:p>
      <text:p text:style-name="Text_20_body"><text:soft-page-break/><text:span text:style-name="T6">Tenda</text:span>: (I got tortured last night this way</text:p>
      <text:p text:style-name="Text_20_body"><text:span text:style-name="T4">Yoko</text:span>: (Tenda can alwaaaaays escape unlesssss Stormy is watching :ajlie:)</text:p>
      <text:p text:style-name="Text_20_body"><text:span text:style-name="T6">Tenda</text:span>: (TENDA WILL DO NO SUCH THING :rariwat: )</text:p>
      <text:p text:style-name="Text_20_body"><text:span text:style-name="T4">Yoko</text:span>: (I thought Tenda learned her lesson? :U)</text:p>
      <text:p text:style-name="Text_20_body"><text:span text:style-name="T6">Tenda</text:span>: (from what :rariwhat: )</text:p>
      <text:p text:style-name="Text_20_body"><text:span text:style-name="T6">Tenda</text:span>: (uhhh no no lessons learned)</text:p>
      <text:p text:style-name="Text_20_body"><text:span text:style-name="T6">Tenda</text:span>: (the beatings must continue!)</text:p>
      <text:p text:style-name="Text_20_body"><text:span text:style-name="T4">Yoko</text:span>: (:eyeroll:)</text:p>
      <text:p text:style-name="Text_20_body"><text:span text:style-name="T6">Tenda</text:span>: (*smacks Yoko)</text:p>
      <text:p text:style-name="Text_20_body"><text:span text:style-name="T13">Storm</text:span>: (She must be a slow learner :hurrr:)</text:p>
      <text:p text:style-name="Text_20_body"><text:span text:style-name="T6">Tenda</text:span>: (you don't get to tell me when my fantasy has been achieved gdi :I )</text:p>
      <text:p text:style-name="Text_20_body"><text:span text:style-name="T10">Dink</text:span>: (^)</text:p>
      <text:p text:style-name="Text_20_body"><text:span text:style-name="T4">Yoko</text:span>: (meh, I have to deal with Newblood's super slow phone responses)</text:p>
      <text:p text:style-name="Text_20_body"><text:span text:style-name="T4">Yoko</text:span>: (feeeeeeels like molaaaaaassssssessssssss​ss)</text:p>
      <text:p text:style-name="Text_20_body"><text:span text:style-name="T12">Newblood</text:span>: ( :c )</text:p>
      <text:p text:style-name="Text_20_body"><text:span text:style-name="T4">Yoko</text:span>: (:P)</text:p>
      <text:p text:style-name="Text_20_body"><text:span text:style-name="T8">Rabid</text:span>: (i'm loving everything that's been going on in watcher's house)</text:p>
      <text:p text:style-name="Text_20_body"><text:span text:style-name="T4">Yoko</text:span>: (fine i'll just um.. do something with a quiet pony!)</text:p>
      <text:p text:style-name="Text_20_body"><text:span text:style-name="T4">Yoko</text:span>: (right Newblood?!)</text:p>
      <text:p text:style-name="Text_20_body"><text:span text:style-name="T10">Dink</text:span>: ( :celmmmmf: )</text:p>
      <text:p text:style-name="Text_20_body"><text:span text:style-name="T12">Newblood</text:span>: (I'm more or less out of ideas and it's interesting reading all this :P )</text:p>
      <text:p text:style-name="Text_20_body"><text:span text:style-name="T6">Tenda</text:span>: (quit gloating, Dink, and try and pick up where you left off ... or don't forget after MvM this time at least :facehoof: )</text:p>
      <text:p text:style-name="Text_20_body"><text:span text:style-name="T10">Dink</text:span>: (I won't forget :hides: )</text:p>
      <text:p text:style-name="Text_20_body"><text:span text:style-name="T4">Yoko</text:span>: (hmm, i guess i'll just go do something else other than waste my time waiting for an opportunity to do anything today)</text:p>
      <text:p text:style-name="Text_20_body"><text:span text:style-name="T10">Dink</text:span>: (I kicked you in the jaw :sweetieyes: )</text:p>
      <text:p text:style-name="Text_20_body"><text:span text:style-name="T12">Newblood</text:span>: (I _COULD_ go MegaPony, but where's the fun in that?)</text:p>
      <text:p text:style-name="Text_20_body"><text:span text:style-name="T8">Rabid</text:span>: (i'm still waiting for my :celmmmmf: treat)</text:p>
      <text:p text:style-name="Text_20_body"><text:span text:style-name="T6">Tenda</text:span>: (I missed that part O_O_</text:p>
      <text:p text:style-name="Text_20_body"><text:span text:style-name="T6">Tenda</text:span>: (no there is no jaw kick on my log)</text:p>
      <text:p text:style-name="Text_20_body"><text:span text:style-name="T6">Tenda</text:span>: (there is just holding)</text:p>
      <text:p text:style-name="Text_20_body"><text:span text:style-name="T6">Tenda</text:span>: (wait no that word is kick)</text:p>
      <text:p text:style-name="Text_20_body"><text:span text:style-name="T6">Tenda</text:span>: (ALRIGHTY then)</text:p>
      <text:p text:style-name="Text_20_body"><text:span text:style-name="T6">Tenda</text:span>: (sorry I missed messages and they only appeared later when I said something :(</text:p>
      <text:p text:style-name="Text_20_body"><text:span text:style-name="T10">Dink</text:span>: (I told you :hurrr: I kicked)</text:p>
      <text:p text:style-name="Text_20_body"><text:span text:style-name="T12">Newblood</text:span>: (I don't really know what to do if I do go into my MegaPony Armour)</text:p>
      <text:p text:style-name="Text_20_body"><text:soft-page-break/><text:span text:style-name="T6">Tenda</text:span><text:span text:style-name="T5"> reels with Dink's kick, but finds herself with nowhere to go and noway to respond</text:span></text:p>
      <text:p text:style-name="Text_20_body"><text:span text:style-name="T4">Yoko</text:span> joined the chat </text:p>
      <text:p text:style-name="Text_20_body"><text:span text:style-name="T8">Rabid</text:span>: (that just happened to me. nothing showed up after i said i loved what's going un until i posed about waiting for my treat)</text:p>
      <text:p text:style-name="Text_20_body"><text:span text:style-name="T6">Tenda</text:span>: ..did I say something wrong?</text:p>
      <text:p text:style-name="Text_20_body"><text:span text:style-name="T4">Yoko</text:span>: (WE GOTTA BLOW UP ROBOTS AND STUFFS AND SET THE FOREST ON FIRE AHAHAHHAH)</text:p>
      <text:p text:style-name="Text_20_body"><text:span text:style-name="T8">Rabid</text:span><text:span text:style-name="T7"> whimpers "P-please don't hur-hurt Tend-the m-mule." and covers his head</text:span></text:p>
      <text:p text:style-name="Text_20_body"><text:span text:style-name="T6">Tenda</text:span><text:span text:style-name="T5"> lowers her eyes at the mention of 'the mule'</text:span></text:p>
      <text:p text:style-name="Text_20_body"><text:span text:style-name="T12">Newblood</text:span><text:span text:style-name="T11"> makes sure his door is shut, and unlocks his wardrobe revealing his MegaPony Armour and he puts it on)</text:span></text:p>
      <text:p text:style-name="Text_20_body"><text:span text:style-name="T4">Yoko</text:span>: (besides Beck is the new hero now)</text:p>
      <text:p text:style-name="Text_20_body"><text:span text:style-name="T12">Newblood</text:span>: (Whoops.. that end parenthesis wasn't supposed to be there..)</text:p>
      <text:p text:style-name="Text_20_body"><text:span text:style-name="T12">Newblood</text:span><text:span text:style-name="T11"> leaves the house before anyone notices that something is off</text:span></text:p>
      <text:p text:style-name="Text_20_body"><text:span text:style-name="T4">Yoko</text:span><text:span text:style-name="T3"> walks back to her house</text:span></text:p>
      <text:p text:style-name="Text_20_body"><text:span text:style-name="T4">Yoko</text:span><text:span text:style-name="T3"> spots MegaPony</text:span></text:p>
      <text:p text:style-name="Text_20_body"><text:span text:style-name="T4">Yoko</text:span><text:span text:style-name="T3"> grins</text:span></text:p>
      <text:p text:style-name="Text_20_body"><text:span text:style-name="T4">Yoko</text:span>: Hey MegaPony, how's it feel to be replaced by Mighty No.9?</text:p>
      <text:p text:style-name="Text_20_body"><text:span text:style-name="T4">Yoko</text:span><text:span text:style-name="T3"> taunts MegaPony</text:span></text:p>
      <text:p text:style-name="Text_20_body"><text:span text:style-name="T12">Newblood</text:span>: What do you mean? I'm not being replaced he J's my cousin afterall</text:p>
      <text:p text:style-name="Text_20_body"><text:span text:style-name="T12">Newblood</text:span>: Is*</text:p>
      <text:p text:style-name="Text_20_body"><text:span text:style-name="T10">Dink</text:span>: No you did nothing... I kicked you because I can, mule.</text:p>
      <text:p text:style-name="Text_20_body"><text:span text:style-name="T4">Yoko</text:span>: MegaPony...</text:p>
      <text:p text:style-name="Text_20_body"><text:span text:style-name="T4">Yoko</text:span>: You've been doing the samething.. for YEARS with no changes</text:p>
      <text:p text:style-name="Text_20_body"><text:span text:style-name="T6">Tenda</text:span>: ...okay...</text:p>
      <text:p text:style-name="Text_20_body"><text:span text:style-name="T4">Yoko</text:span>: Do you think anyone appreciates what you do anymore?</text:p>
      <text:p text:style-name="Text_20_body"><text:span text:style-name="T10">Dink</text:span> joined the chat </text:p>
      <text:p text:style-name="Text_20_body"><text:span text:style-name="T4">Yoko</text:span>: Maybe they think Dr.Wily is the good guy now...</text:p>
      <text:p text:style-name="Text_20_body"><text:span text:style-name="T10">Dink</text:span><text:span text:style-name="T9"> kicks Tenda again, pressing his hoof on her head</text:span></text:p>
      <text:p text:style-name="Text_20_body"><text:span text:style-name="T12">Newblood</text:span>: Of course, why wouldn't anyone like me, I'm being put into the new SSB</text:p>
      <text:p text:style-name="Text_20_body"><text:span text:style-name="T6">Tenda</text:span><text:span text:style-name="T5"> meeps, and places her two forehooves on Dink's</text:span></text:p>
      <text:p text:style-name="Text_20_body"><text:span text:style-name="T6">Tenda</text:span>: ...</text:p>
      <text:p text:style-name="Text_20_body"><text:span text:style-name="T6">Tenda</text:span>: I... yeah. Don't hurt me?</text:p>
      <text:p text:style-name="Text_20_body"><text:span text:style-name="T12">Newblood</text:span>: And Dr. Willy WILL never be the good guy</text:p>
      <text:p text:style-name="Text_20_body"><text:span text:style-name="T4">Yoko</text:span>: Don't you feel trapped?</text:p>
      <text:p text:style-name="Text_20_body"><text:span text:style-name="T10">Dink</text:span><text:span text:style-name="T9"> leans his head down to hers "Why shouldn't I, slave?"</text:span></text:p>
      <text:p text:style-name="Text_20_body"><text:span text:style-name="T4">Yoko</text:span>: Don't you feel you are just some tool for Dr. Light?</text:p>
      <text:p text:style-name="Text_20_body"><text:span text:style-name="T12">Newblood</text:span>: Not at all, why?</text:p>
      <text:p text:style-name="Text_20_body"><text:soft-page-break/><text:span text:style-name="T12">Newblood</text:span>: Not at all, why?</text:p>
      <text:p text:style-name="Text_20_body"><text:span text:style-name="T6">Tenda</text:span>: I've been good all day, please...</text:p>
      <text:p text:style-name="Text_20_body"><text:span text:style-name="T4">Yoko</text:span>: Don't you wish you'd back to your original programming as a robot that helped around the house?</text:p>
      <text:p text:style-name="Text_20_body"><text:span text:style-name="T12">Newblood</text:span>: Yes, he aided me by providing me with more power, but he is a good guy</text:p>
      <text:p text:style-name="Text_20_body"><text:span text:style-name="T12">Newblood</text:span>: I'm not a Robit :confused:</text:p>
      <text:p text:style-name="Text_20_body"><text:span text:style-name="T8">Rabid</text:span>: P-please Master. Don't hurt the m-m-mule too bad.</text:p>
      <text:p text:style-name="Text_20_body"><text:span text:style-name="T4">Yoko</text:span><text:span text:style-name="T3"> takes a closer glance at MegaPony</text:span></text:p>
      <text:p text:style-name="Text_20_body"><text:span text:style-name="T4">Yoko</text:span>: Hey.. you look familiar...</text:p>
      <text:p text:style-name="Text_20_body"><text:span text:style-name="T4">Yoko</text:span>: I can't put my finger on it..</text:p>
      <text:p text:style-name="Text_20_body"><text:span text:style-name="T12">Newblood</text:span>: Nope, sorry.. you are mistaken</text:p>
      <text:p text:style-name="Text_20_body"><text:span text:style-name="T12">Newblood</text:span>: I get that alot from other Pones</text:p>
      <text:p text:style-name="Text_20_body"><text:span text:style-name="T12">Newblood</text:span>: I get that alot from other Pones</text:p>
      <text:p text:style-name="Text_20_body"><text:span text:style-name="T4">Yoko</text:span><text:span text:style-name="T3"> shrugs</text:span></text:p>
      <text:p text:style-name="Text_20_body"><text:span text:style-name="T4">Yoko</text:span>: Do you own a piano?</text:p>
      <text:p text:style-name="Text_20_body"><text:span text:style-name="T4">Yoko</text:span>: Or have you ever played one before?</text:p>
      <text:p text:style-name="Text_20_body"><text:span text:style-name="T12">Newblood</text:span>: (I can't remember what the thing is called that Megaman uses to teleport in and out..)</text:p>
      <text:p text:style-name="Text_20_body"><text:span text:style-name="T4">Yoko</text:span><text:span text:style-name="T3"> watches 'MegaPony' closely</text:span></text:p>
      <text:p text:style-name="Text_20_body"><text:span text:style-name="T12">Newblood</text:span>: No, and no can't say I have</text:p>
      <text:p text:style-name="Text_20_body"><text:span text:style-name="T4">Yoko</text:span><text:span text:style-name="T3"> doesn't notice any facial expressions</text:span></text:p>
      <text:p text:style-name="Text_20_body"><text:span text:style-name="T4">Yoko</text:span><text:span text:style-name="T3"> shrugs</text:span></text:p>
      <text:p text:style-name="Text_20_body"><text:span text:style-name="T4">Yoko</text:span>: You must be the wrong person I was thinking you are...</text:p>
      <text:p text:style-name="Text_20_body"><text:span text:style-name="T12">Newblood</text:span>: Uhh.. well I think I'm just gonna go...</text:p>
      <text:p text:style-name="Text_20_body"><text:span text:style-name="T4">Yoko</text:span>: Okay.</text:p>
      <text:p text:style-name="Text_20_body"><text:span text:style-name="T12">Newblood</text:span><text:span text:style-name="T11"> teleports away</text:span></text:p>
      <text:p text:style-name="Text_20_body"><text:span text:style-name="T4">Yoko</text:span><text:span text:style-name="T3"> remembers something that Newblood said about his Special Wardrobe</text:span></text:p>
      <text:p text:style-name="Text_20_body"><text:span text:style-name="T12">Newblood</text:span><text:span text:style-name="T11"> now at a safe distance, he makes a sigh of relief</text:span></text:p>
      <text:p text:style-name="Text_20_body"><text:span text:style-name="T4">Yoko</text:span>: "It's not clothing."</text:p>
      <text:p text:style-name="Text_20_body"><text:span text:style-name="T4">Yoko</text:span><text:span text:style-name="T3"> ponders at this statement</text:span></text:p>
      <text:p text:style-name="Text_20_body"><text:span text:style-name="T4">Yoko</text:span><text:span text:style-name="T3"> shrugs</text:span></text:p>
      <text:p text:style-name="Text_20_body"><text:span text:style-name="T4">Yoko</text:span><text:span text:style-name="T3"> wonders off into the forest</text:span></text:p>
      <text:p text:style-name="Text_20_body"><text:span text:style-name="T12">Newblood</text:span>: Phew.. that was close, I thought I would have been found out..</text:p>
      <text:p text:style-name="Text_20_body"><text:span text:style-name="T4">Yoko</text:span><text:span text:style-name="T3"> notices some skulls and bones littering the ground of the forest</text:span></text:p>
      <text:p text:style-name="Text_20_body"><text:span text:style-name="T4">Yoko</text:span><text:span text:style-name="T3"> shivers</text:span></text:p>
      <text:p text:style-name="Text_20_body"><text:span text:style-name="T4">Yoko</text:span><text:span text:style-name="T3"> looks at trees noticing many spider webs with insects trapped in them before getting trapped in a rather large spider web her self</text:span></text:p>
      <text:p text:style-name="Text_20_body"><text:span text:style-name="T4">Yoko</text:span><text:span text:style-name="T3"> screams loudly as she notices a giant spider slowly crawl down the spider web</text:span></text:p>
      <text:p text:style-name="Text_20_body"><text:soft-page-break/><text:span text:style-name="T10">Dink</text:span><text:span text:style-name="T9"> huffs, flaring her nostrils "You're right... You aren't worthy of my attention."</text:span></text:p>
      <text:p text:style-name="Text_20_body"><text:span text:style-name="T12">Newblood</text:span><text:span text:style-name="T11"> with his hypersensitive hearing, he hears screaming in the direction of the forest and heads towards it</text:span></text:p>
      <text:p text:style-name="Text_20_body"><text:span text:style-name="T6">Tenda</text:span><text:span text:style-name="T5"> huffs in response, but then relaxes and watches Dink curiously ?_?</text:span></text:p>
      <text:p text:style-name="Text_20_body"><text:span text:style-name="T12">Newblood</text:span><text:span text:style-name="T11"> now in the forest, he heads towards to sound quickly</text:span></text:p>
      <text:p text:style-name="Text_20_body"><text:span text:style-name="T4">Yoko</text:span><text:span text:style-name="T3"> screams loudly again</text:span></text:p>
      <text:p text:style-name="Text_20_body"><text:span text:style-name="T4">Yoko</text:span>: *the giant spider is wrapping her up*</text:p>
      <text:p text:style-name="Text_20_body"><text:span text:style-name="T12">Newblood</text:span>: (I would like to say using the Megaman X Sprinty thing.. but I am bad at remembering)</text:p>
      <text:p text:style-name="Text_20_body"><text:span text:style-name="T10">Dink</text:span><text:span text:style-name="T9"> lifts Tenda up by the mane, throwing her against the side of the couch</text:span></text:p>
      <text:p text:style-name="Text_20_body"><text:span text:style-name="T6">Tenda</text:span><text:span text:style-name="T5"> rolls to a stop against an armrest, and doesn't even bother recomposing herself</text:span></text:p>
      <text:p text:style-name="Text_20_body"><text:span text:style-name="T6">Tenda</text:span>: Alright then..</text:p>
      <text:p text:style-name="Text_20_body"><text:span text:style-name="T6">Tenda</text:span>: Kinda hurts, but alright..</text:p>
      <text:p text:style-name="Text_20_body"><text:span text:style-name="T8">Rabid</text:span><text:span text:style-name="T7"> tries to run to Tenda, but is stopped by the leash</text:span></text:p>
      <text:p text:style-name="Text_20_body"><text:span text:style-name="T12">Newblood</text:span><text:span text:style-name="T11"> arriving at the Spiderweb he examines the situation for a moment</text:span></text:p>
      <text:p text:style-name="Text_20_body"><text:span text:style-name="T4">Yoko</text:span>: *the giant spider suddenly attacks MegaPony*</text:p>
      <text:p text:style-name="Text_20_body"><text:span text:style-name="T12">Newblood</text:span><text:span text:style-name="T11"> prepares his arm cannon for a moment preparing to blast the spider</text:span></text:p>
      <text:p text:style-name="Text_20_body"><text:span text:style-name="T12">Newblood</text:span><text:span text:style-name="T11"> prepares his arm cannon for a moment preparing to blast the spider</text:span></text:p>
      <text:p text:style-name="Text_20_body"><text:span text:style-name="T4">Yoko</text:span>: *the giant spider lunges at MegaPony*</text:p>
      <text:p text:style-name="Text_20_body"><text:span text:style-name="T12">Newblood</text:span> joined the chat 11 seconds ago</text:p>
      <text:p text:style-name="Text_20_body"><text:span text:style-name="T12">Newblood</text:span><text:span text:style-name="T11"> blasts the Spider with a Ice Blast, encompassing the spider</text:span></text:p>
      <text:p text:style-name="Text_20_body"><text:span text:style-name="T12">Newblood</text:span>: (Sorry bout that.. lost internet for a bit.</text:p>
      <text:p text:style-name="Text_20_body"><text:span text:style-name="T4">Yoko</text:span><text:span text:style-name="T3"> screams inside the wrapping</text:span></text:p>
      <text:p text:style-name="Text_20_body"><text:span text:style-name="T12">Newblood</text:span> joined the chat 14 seconds ago</text:p>
      <text:p text:style-name="Text_20_body"><text:span text:style-name="T12">Newblood</text:span><text:span text:style-name="T11"> with the spider hopefully taken care of, he examines the web then carefully uses his arm cannon to slice it open</text:span></text:p>
      <text:p text:style-name="Text_20_body"><text:span text:style-name="T12">Newblood</text:span><text:span text:style-name="T11"> with her free, he lifts Yoko off the web and onto the ground</text:span></text:p>
      <text:p text:style-name="Text_20_body"><text:span text:style-name="T4">Yoko</text:span><text:span text:style-name="T3"> cries</text:span></text:p>
      <text:p text:style-name="Text_20_body"><text:span text:style-name="T12">Newblood</text:span>: You alright, Ma'am?</text:p>
      <text:p text:style-name="Text_20_body"><text:span text:style-name="T4">Yoko</text:span>: Why....me?</text:p>
      <text:p text:style-name="Text_20_body"><text:span text:style-name="T12">Newblood</text:span>: What do you mean?</text:p>
      <text:p text:style-name="Text_20_body"><text:span text:style-name="T4">Yoko</text:span><text:span text:style-name="T3"> cries again</text:span></text:p>
      <text:p text:style-name="Text_20_body"><text:span text:style-name="T4">Yoko</text:span>: All my friends are gone...</text:p>
      <text:p text:style-name="Text_20_body"><text:span text:style-name="T12">Newblood</text:span><text:span text:style-name="T11"> Hugs Yoko, "everything will be fine, your safe now"</text:span></text:p>
      <text:p text:style-name="Text_20_body"><text:span text:style-name="T12">Newblood</text:span>: Whatcha mean all your friends are gone? :c</text:p>
      <text:p text:style-name="Text_20_body"><text:span text:style-name="T4">Yoko</text:span>: They were all at my house one day... and suddenly they were all gone!</text:p>
      <text:p text:style-name="Text_20_body"><text:span text:style-name="T12">Newblood</text:span>: Ahhh.. I'm sure there's atleast one person still there.. not that I would know of :ajlie:</text:p>
      <text:p text:style-name="Text_20_body"><text:span text:style-name="T4">Yoko</text:span><text:span text:style-name="T3"> stops crying</text:span></text:p>
      <text:p text:style-name="Text_20_body"><text:soft-page-break/><text:span text:style-name="T4">Yoko</text:span>: Oh...</text:p>
      <text:p text:style-name="Text_20_body"><text:span text:style-name="T4">Yoko</text:span>: Do you know who this person is?</text:p>
      <text:p text:style-name="Text_20_body"><text:span text:style-name="T4">Yoko</text:span>: oh wait</text:p>
      <text:p text:style-name="Text_20_body"><text:span text:style-name="T4">Yoko</text:span>: you don't?</text:p>
      <text:p text:style-name="Text_20_body"><text:span text:style-name="T12">Newblood</text:span>: Uhh.. it was just a thought.. anyways... cya...</text:p>
      <text:p text:style-name="Text_20_body"><text:span text:style-name="T4">Yoko</text:span>: Hey!</text:p>
      <text:p text:style-name="Text_20_body"><text:span text:style-name="T12">Newblood</text:span><text:span text:style-name="T11"> prepares to teleport away</text:span></text:p>
      <text:p text:style-name="Text_20_body"><text:span text:style-name="T4">Yoko</text:span>: At least bring me back home!</text:p>
      <text:p text:style-name="Text_20_body"><text:span text:style-name="T12">Newblood</text:span>: Hmm, OK.. *stops preparing*</text:p>
      <text:p text:style-name="Text_20_body"><text:span text:style-name="T12">Newblood</text:span>: Hmm, OK.. *stops preparing*</text:p>
      <text:p text:style-name="Text_20_body"><text:span text:style-name="T12">Newblood</text:span>: Unless you don't mind Teleportation</text:p>
      <text:p text:style-name="Text_20_body"><text:span text:style-name="T12">Newblood</text:span>: Unless you don't mind Teleportation</text:p>
      <text:p text:style-name="Text_20_body"><text:span text:style-name="T4">Yoko</text:span>: No...</text:p>
      <text:p text:style-name="Text_20_body"><text:span text:style-name="T4">Yoko</text:span>: I'd really like to get home quickly...</text:p>
      <text:p text:style-name="Text_20_body"><text:span text:style-name="T12">Newblood</text:span>: Grab hold of my hoof, *puts a hoof out,* this could get a little bumpy</text:p>
      <text:p text:style-name="Text_20_body"><text:span text:style-name="T4">Yoko</text:span><text:span text:style-name="T3"> grabs on to MegaPonys hoof</text:span></text:p>
      <text:p text:style-name="Text_20_body"><text:span text:style-name="T12">Newblood</text:span><text:span text:style-name="T11"> prepares to teleport to Yoko's House, teleporting them both</text:span></text:p>
      <text:p text:style-name="Text_20_body"><text:span text:style-name="T12">Newblood</text:span><text:span text:style-name="T11"> appears infront of The Door, "well here we are.. cya around.."</text:span></text:p>
      <text:p text:style-name="Text_20_body"><text:span text:style-name="T4">Yoko</text:span> joined the chat 9 seconds ago</text:p>
      <text:p text:style-name="Text_20_body"><text:span text:style-name="T4">Yoko</text:span>: Wait..</text:p>
      <text:p text:style-name="Text_20_body"><text:span text:style-name="T4">Yoko</text:span>: I'm sorry what I said about you earlier...</text:p>
      <text:p text:style-name="Text_20_body"><text:span text:style-name="T12">Newblood</text:span>: Hmm? Oh that.. it's alright c:</text:p>
      <text:p text:style-name="Text_20_body"><text:span text:style-name="T12">Newblood</text:span><text:span text:style-name="T11"> teleports away, but actually into his room, putting his armour away and Locking the Wardrobe</text:span></text:p>
      <text:p text:style-name="Text_20_body"><text:span text:style-name="T4">Yoko</text:span><text:span text:style-name="T3"> sighs and opens the front door</text:span></text:p>
      <text:p text:style-name="Text_20_body"><text:span text:style-name="T4">Yoko</text:span><text:span text:style-name="T3"> stumbles over to her couch and sleeps on it</text:span></text:p>
      <text:p text:style-name="Text_20_body"><text:span text:style-name="T4">Yoko</text:span>: (oh why did i tell that it was a good idea to do MvM)</text:p>
      <text:p text:style-name="Text_20_body"><text:span text:style-name="T4">Yoko</text:span>: (ooooooooh jeeze)</text:p>
      <text:p text:style-name="Text_20_body"><text:span text:style-name="T4">Yoko</text:span>: (I'm feeling extremely sleepy so I'm going to go curl up in bed..night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2M35S</meta:editing-duration>
    <meta:editing-cycles>4</meta:editing-cycles>
    <meta:generator>OpenOffice.org/3.4.1$Win32 OpenOffice.org_project/341m1$Build-9593</meta:generator>
    <dc:date>2013-09-15T21:40:37.51</dc:date>
    <meta:document-statistic meta:table-count="0" meta:image-count="0" meta:object-count="0" meta:page-count="23" meta:paragraph-count="776" meta:word-count="7450" meta:character-count="41838"/>
    <meta:user-defined meta:name="Info 1"/>
    <meta:user-defined meta:name="Info 2"/>
    <meta:user-defined meta:name="Info 3"/>
    <meta:user-defined meta:name="Info 4"/>
  </office:meta>
</office:document-meta>
</file>